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100.11mm" svg:y="27.83mm">
            <loext:p draw:notify-on-update-of-ranges="option_roi_result.A1:option_roi_result.A1 option_roi_result.A2:option_roi_result.A245 option_roi_result.B1:option_roi_result.B1 option_roi_result.B2:option_roi_result.B24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</text:p>
          </table:table-cell>
        </table:table-row>
        <table:table-row table:style-name="ro1">
          <table:table-cell office:value-type="string" calcext:value-type="string">
            <text:p>2016/1/4</text:p>
          </table:table-cell>
          <table:table-cell office:value-type="float" office:value="0.9919" calcext:value-type="float">
            <text:p>0.9919</text:p>
          </table:table-cell>
        </table:table-row>
        <table:table-row table:style-name="ro1">
          <table:table-cell office:value-type="string" calcext:value-type="string">
            <text:p>2016/1/5</text:p>
          </table:table-cell>
          <table:table-cell office:value-type="float" office:value="0.9744" calcext:value-type="float">
            <text:p>0.9744</text:p>
          </table:table-cell>
        </table:table-row>
        <table:table-row table:style-name="ro1">
          <table:table-cell office:value-type="string" calcext:value-type="string">
            <text:p>2016/1/6</text:p>
          </table:table-cell>
          <table:table-cell office:value-type="float" office:value="0.96465" calcext:value-type="float">
            <text:p>0.96465</text:p>
          </table:table-cell>
        </table:table-row>
        <table:table-row table:style-name="ro1">
          <table:table-cell office:value-type="string" calcext:value-type="string">
            <text:p>2016/1/7</text:p>
          </table:table-cell>
          <table:table-cell office:value-type="float" office:value="0.94335" calcext:value-type="float">
            <text:p>0.94335</text:p>
          </table:table-cell>
        </table:table-row>
        <table:table-row table:style-name="ro1">
          <table:table-cell office:value-type="string" calcext:value-type="string">
            <text:p>2016/1/8</text:p>
          </table:table-cell>
          <table:table-cell office:value-type="float" office:value="0.9426" calcext:value-type="float">
            <text:p>0.9426</text:p>
          </table:table-cell>
        </table:table-row>
        <table:table-row table:style-name="ro1">
          <table:table-cell office:value-type="string" calcext:value-type="string">
            <text:p>2016/1/11</text:p>
          </table:table-cell>
          <table:table-cell office:value-type="float" office:value="0.9012" calcext:value-type="float">
            <text:p>0.9012</text:p>
          </table:table-cell>
        </table:table-row>
        <table:table-row table:style-name="ro1">
          <table:table-cell office:value-type="string" calcext:value-type="string">
            <text:p>2016/1/12</text:p>
          </table:table-cell>
          <table:table-cell office:value-type="float" office:value="0.9012" calcext:value-type="float">
            <text:p>0.9012</text:p>
          </table:table-cell>
        </table:table-row>
        <table:table-row table:style-name="ro1">
          <table:table-cell office:value-type="string" calcext:value-type="string">
            <text:p>2016/1/13</text:p>
          </table:table-cell>
          <table:table-cell office:value-type="float" office:value="0.9012" calcext:value-type="float">
            <text:p>0.9012</text:p>
          </table:table-cell>
        </table:table-row>
        <table:table-row table:style-name="ro1">
          <table:table-cell office:value-type="string" calcext:value-type="string">
            <text:p>2016/1/14</text:p>
          </table:table-cell>
          <table:table-cell office:value-type="float" office:value="0.8827" calcext:value-type="float">
            <text:p>0.8827</text:p>
          </table:table-cell>
        </table:table-row>
        <table:table-row table:style-name="ro1">
          <table:table-cell office:value-type="string" calcext:value-type="string">
            <text:p>2016/1/15</text:p>
          </table:table-cell>
          <table:table-cell office:value-type="float" office:value="0.8827" calcext:value-type="float">
            <text:p>0.8827</text:p>
          </table:table-cell>
        </table:table-row>
        <table:table-row table:style-name="ro1">
          <table:table-cell office:value-type="string" calcext:value-type="string">
            <text:p>2016/1/18</text:p>
          </table:table-cell>
          <table:table-cell office:value-type="float" office:value="1.14445" calcext:value-type="float">
            <text:p>1.14445</text:p>
          </table:table-cell>
        </table:table-row>
        <table:table-row table:style-name="ro1">
          <table:table-cell office:value-type="string" calcext:value-type="string">
            <text:p>2016/1/19</text:p>
          </table:table-cell>
          <table:table-cell office:value-type="float" office:value="1.14445" calcext:value-type="float">
            <text:p>1.14445</text:p>
          </table:table-cell>
        </table:table-row>
        <table:table-row table:style-name="ro1">
          <table:table-cell office:value-type="string" calcext:value-type="string">
            <text:p>2016/1/20</text:p>
          </table:table-cell>
          <table:table-cell office:value-type="float" office:value="1.13845" calcext:value-type="float">
            <text:p>1.13845</text:p>
          </table:table-cell>
        </table:table-row>
        <table:table-row table:style-name="ro1">
          <table:table-cell office:value-type="string" calcext:value-type="string">
            <text:p>2016/1/21</text:p>
          </table:table-cell>
          <table:table-cell office:value-type="float" office:value="1.13845" calcext:value-type="float">
            <text:p>1.13845</text:p>
          </table:table-cell>
        </table:table-row>
        <table:table-row table:style-name="ro1">
          <table:table-cell office:value-type="string" calcext:value-type="string">
            <text:p>2016/1/22</text:p>
          </table:table-cell>
          <table:table-cell office:value-type="float" office:value="1.11085" calcext:value-type="float">
            <text:p>1.11085</text:p>
          </table:table-cell>
        </table:table-row>
        <table:table-row table:style-name="ro1">
          <table:table-cell office:value-type="string" calcext:value-type="string">
            <text:p>2016/1/25</text:p>
          </table:table-cell>
          <table:table-cell office:value-type="float" office:value="1.1106" calcext:value-type="float">
            <text:p>1.1106</text:p>
          </table:table-cell>
        </table:table-row>
        <table:table-row table:style-name="ro1">
          <table:table-cell office:value-type="string" calcext:value-type="string">
            <text:p>2016/1/26</text:p>
          </table:table-cell>
          <table:table-cell office:value-type="float" office:value="1.1014" calcext:value-type="float">
            <text:p>1.1014</text:p>
          </table:table-cell>
        </table:table-row>
        <table:table-row table:style-name="ro1">
          <table:table-cell office:value-type="string" calcext:value-type="string">
            <text:p>2016/1/27</text:p>
          </table:table-cell>
          <table:table-cell office:value-type="float" office:value="1.09825" calcext:value-type="float">
            <text:p>1.09825</text:p>
          </table:table-cell>
        </table:table-row>
        <table:table-row table:style-name="ro1">
          <table:table-cell office:value-type="string" calcext:value-type="string">
            <text:p>2016/1/28</text:p>
          </table:table-cell>
          <table:table-cell office:value-type="float" office:value="1.098" calcext:value-type="float">
            <text:p>1.098</text:p>
          </table:table-cell>
        </table:table-row>
        <table:table-row table:style-name="ro1">
          <table:table-cell office:value-type="string" calcext:value-type="string">
            <text:p>2016/1/29</text:p>
          </table:table-cell>
          <table:table-cell office:value-type="float" office:value="1.209" calcext:value-type="float">
            <text:p>1.209</text:p>
          </table:table-cell>
        </table:table-row>
        <table:table-row table:style-name="ro1">
          <table:table-cell office:value-type="string" calcext:value-type="string">
            <text:p>2016/1/30</text:p>
          </table:table-cell>
          <table:table-cell office:value-type="float" office:value="1.20875" calcext:value-type="float">
            <text:p>1.20875</text:p>
          </table:table-cell>
        </table:table-row>
        <table:table-row table:style-name="ro1">
          <table:table-cell office:value-type="string" calcext:value-type="string">
            <text:p>2016/2/1</text:p>
          </table:table-cell>
          <table:table-cell office:value-type="float" office:value="1.20575" calcext:value-type="float">
            <text:p>1.20575</text:p>
          </table:table-cell>
        </table:table-row>
        <table:table-row table:style-name="ro1">
          <table:table-cell office:value-type="string" calcext:value-type="string">
            <text:p>2016/2/2</text:p>
          </table:table-cell>
          <table:table-cell office:value-type="float" office:value="1.20575" calcext:value-type="float">
            <text:p>1.20575</text:p>
          </table:table-cell>
        </table:table-row>
        <table:table-row table:style-name="ro1">
          <table:table-cell office:value-type="string" calcext:value-type="string">
            <text:p>2016/2/3</text:p>
          </table:table-cell>
          <table:table-cell office:value-type="float" office:value="1.2055" calcext:value-type="float">
            <text:p>1.2055</text:p>
          </table:table-cell>
        </table:table-row>
        <table:table-row table:style-name="ro1">
          <table:table-cell office:value-type="string" calcext:value-type="string">
            <text:p>2016/2/15</text:p>
          </table:table-cell>
          <table:table-cell office:value-type="float" office:value="1.19775" calcext:value-type="float">
            <text:p>1.19775</text:p>
          </table:table-cell>
        </table:table-row>
        <table:table-row table:style-name="ro1">
          <table:table-cell office:value-type="string" calcext:value-type="string">
            <text:p>2016/2/16</text:p>
          </table:table-cell>
          <table:table-cell office:value-type="float" office:value="1.27175" calcext:value-type="float">
            <text:p>1.27175</text:p>
          </table:table-cell>
        </table:table-row>
        <table:table-row table:style-name="ro1">
          <table:table-cell office:value-type="string" calcext:value-type="string">
            <text:p>2016/2/17</text:p>
          </table:table-cell>
          <table:table-cell office:value-type="float" office:value="1.2922" calcext:value-type="float">
            <text:p>1.2922</text:p>
          </table:table-cell>
        </table:table-row>
        <table:table-row table:style-name="ro1">
          <table:table-cell office:value-type="string" calcext:value-type="string">
            <text:p>2016/2/18</text:p>
          </table:table-cell>
          <table:table-cell office:value-type="float" office:value="1.2922" calcext:value-type="float">
            <text:p>1.2922</text:p>
          </table:table-cell>
        </table:table-row>
        <table:table-row table:style-name="ro1">
          <table:table-cell office:value-type="string" calcext:value-type="string">
            <text:p>2016/2/19</text:p>
          </table:table-cell>
          <table:table-cell office:value-type="float" office:value="1.2922" calcext:value-type="float">
            <text:p>1.2922</text:p>
          </table:table-cell>
        </table:table-row>
        <table:table-row table:style-name="ro1">
          <table:table-cell office:value-type="string" calcext:value-type="string">
            <text:p>2016/2/22</text:p>
          </table:table-cell>
          <table:table-cell office:value-type="float" office:value="1.2922" calcext:value-type="float">
            <text:p>1.2922</text:p>
          </table:table-cell>
        </table:table-row>
        <table:table-row table:style-name="ro1">
          <table:table-cell office:value-type="string" calcext:value-type="string">
            <text:p>2016/2/23</text:p>
          </table:table-cell>
          <table:table-cell office:value-type="float" office:value="1.2922" calcext:value-type="float">
            <text:p>1.2922</text:p>
          </table:table-cell>
        </table:table-row>
        <table:table-row table:style-name="ro1">
          <table:table-cell office:value-type="string" calcext:value-type="string">
            <text:p>2016/2/24</text:p>
          </table:table-cell>
          <table:table-cell office:value-type="float" office:value="1.2922" calcext:value-type="float">
            <text:p>1.2922</text:p>
          </table:table-cell>
        </table:table-row>
        <table:table-row table:style-name="ro1">
          <table:table-cell office:value-type="string" calcext:value-type="string">
            <text:p>2016/2/25</text:p>
          </table:table-cell>
          <table:table-cell office:value-type="float" office:value="1.29195" calcext:value-type="float">
            <text:p>1.29195</text:p>
          </table:table-cell>
        </table:table-row>
        <table:table-row table:style-name="ro1">
          <table:table-cell office:value-type="string" calcext:value-type="string">
            <text:p>2016/2/26</text:p>
          </table:table-cell>
          <table:table-cell office:value-type="float" office:value="1.3137" calcext:value-type="float">
            <text:p>1.3137</text:p>
          </table:table-cell>
        </table:table-row>
        <table:table-row table:style-name="ro1">
          <table:table-cell office:value-type="string" calcext:value-type="string">
            <text:p>2016/3/1</text:p>
          </table:table-cell>
          <table:table-cell office:value-type="float" office:value="1.3137" calcext:value-type="float">
            <text:p>1.3137</text:p>
          </table:table-cell>
        </table:table-row>
        <table:table-row table:style-name="ro1">
          <table:table-cell office:value-type="string" calcext:value-type="string">
            <text:p>2016/3/2</text:p>
          </table:table-cell>
          <table:table-cell office:value-type="float" office:value="1.3137" calcext:value-type="float">
            <text:p>1.3137</text:p>
          </table:table-cell>
        </table:table-row>
        <table:table-row table:style-name="ro1">
          <table:table-cell office:value-type="string" calcext:value-type="string">
            <text:p>2016/3/3</text:p>
          </table:table-cell>
          <table:table-cell office:value-type="float" office:value="1.3137" calcext:value-type="float">
            <text:p>1.3137</text:p>
          </table:table-cell>
        </table:table-row>
        <table:table-row table:style-name="ro1">
          <table:table-cell office:value-type="string" calcext:value-type="string">
            <text:p>2016/3/4</text:p>
          </table:table-cell>
          <table:table-cell office:value-type="float" office:value="1.3137" calcext:value-type="float">
            <text:p>1.3137</text:p>
          </table:table-cell>
        </table:table-row>
        <table:table-row table:style-name="ro1">
          <table:table-cell office:value-type="string" calcext:value-type="string">
            <text:p>2016/3/7</text:p>
          </table:table-cell>
          <table:table-cell office:value-type="float" office:value="1.3137" calcext:value-type="float">
            <text:p>1.3137</text:p>
          </table:table-cell>
        </table:table-row>
        <table:table-row table:style-name="ro1">
          <table:table-cell office:value-type="string" calcext:value-type="string">
            <text:p>2016/3/8</text:p>
          </table:table-cell>
          <table:table-cell office:value-type="float" office:value="1.3137" calcext:value-type="float">
            <text:p>1.3137</text:p>
          </table:table-cell>
        </table:table-row>
        <table:table-row table:style-name="ro1">
          <table:table-cell office:value-type="string" calcext:value-type="string">
            <text:p>2016/3/9</text:p>
          </table:table-cell>
          <table:table-cell office:value-type="float" office:value="1.3137" calcext:value-type="float">
            <text:p>1.3137</text:p>
          </table:table-cell>
        </table:table-row>
        <table:table-row table:style-name="ro1">
          <table:table-cell office:value-type="string" calcext:value-type="string">
            <text:p>2016/3/10</text:p>
          </table:table-cell>
          <table:table-cell office:value-type="float" office:value="1.3137" calcext:value-type="float">
            <text:p>1.3137</text:p>
          </table:table-cell>
        </table:table-row>
        <table:table-row table:style-name="ro1">
          <table:table-cell office:value-type="string" calcext:value-type="string">
            <text:p>2016/3/11</text:p>
          </table:table-cell>
          <table:table-cell office:value-type="float" office:value="1.3137" calcext:value-type="float">
            <text:p>1.3137</text:p>
          </table:table-cell>
        </table:table-row>
        <table:table-row table:style-name="ro1">
          <table:table-cell office:value-type="string" calcext:value-type="string">
            <text:p>2016/3/14</text:p>
          </table:table-cell>
          <table:table-cell office:value-type="float" office:value="1.31195" calcext:value-type="float">
            <text:p>1.31195</text:p>
          </table:table-cell>
        </table:table-row>
        <table:table-row table:style-name="ro1">
          <table:table-cell office:value-type="string" calcext:value-type="string">
            <text:p>2016/3/15</text:p>
          </table:table-cell>
          <table:table-cell office:value-type="float" office:value="1.2731" calcext:value-type="float">
            <text:p>1.2731</text:p>
          </table:table-cell>
        </table:table-row>
        <table:table-row table:style-name="ro1">
          <table:table-cell office:value-type="string" calcext:value-type="string">
            <text:p>2016/3/16</text:p>
          </table:table-cell>
          <table:table-cell office:value-type="float" office:value="1.2731" calcext:value-type="float">
            <text:p>1.2731</text:p>
          </table:table-cell>
        </table:table-row>
        <table:table-row table:style-name="ro1">
          <table:table-cell office:value-type="string" calcext:value-type="string">
            <text:p>2016/3/17</text:p>
          </table:table-cell>
          <table:table-cell office:value-type="float" office:value="1.2731" calcext:value-type="float">
            <text:p>1.2731</text:p>
          </table:table-cell>
        </table:table-row>
        <table:table-row table:style-name="ro1">
          <table:table-cell office:value-type="string" calcext:value-type="string">
            <text:p>2016/3/18</text:p>
          </table:table-cell>
          <table:table-cell office:value-type="float" office:value="1.2731" calcext:value-type="float">
            <text:p>1.2731</text:p>
          </table:table-cell>
        </table:table-row>
        <table:table-row table:style-name="ro1">
          <table:table-cell office:value-type="string" calcext:value-type="string">
            <text:p>2016/3/21</text:p>
          </table:table-cell>
          <table:table-cell office:value-type="float" office:value="1.2731" calcext:value-type="float">
            <text:p>1.2731</text:p>
          </table:table-cell>
        </table:table-row>
        <table:table-row table:style-name="ro1">
          <table:table-cell office:value-type="string" calcext:value-type="string">
            <text:p>2016/3/22</text:p>
          </table:table-cell>
          <table:table-cell office:value-type="float" office:value="1.2731" calcext:value-type="float">
            <text:p>1.2731</text:p>
          </table:table-cell>
        </table:table-row>
        <table:table-row table:style-name="ro1">
          <table:table-cell office:value-type="string" calcext:value-type="string">
            <text:p>2016/3/23</text:p>
          </table:table-cell>
          <table:table-cell office:value-type="float" office:value="1.2731" calcext:value-type="float">
            <text:p>1.2731</text:p>
          </table:table-cell>
        </table:table-row>
        <table:table-row table:style-name="ro1">
          <table:table-cell office:value-type="string" calcext:value-type="string">
            <text:p>2016/3/24</text:p>
          </table:table-cell>
          <table:table-cell office:value-type="float" office:value="1.2731" calcext:value-type="float">
            <text:p>1.2731</text:p>
          </table:table-cell>
        </table:table-row>
        <table:table-row table:style-name="ro1">
          <table:table-cell office:value-type="string" calcext:value-type="string">
            <text:p>2016/3/25</text:p>
          </table:table-cell>
          <table:table-cell office:value-type="float" office:value="1.2678" calcext:value-type="float">
            <text:p>1.2678</text:p>
          </table:table-cell>
        </table:table-row>
        <table:table-row table:style-name="ro1">
          <table:table-cell office:value-type="string" calcext:value-type="string">
            <text:p>2016/3/28</text:p>
          </table:table-cell>
          <table:table-cell office:value-type="float" office:value="1.2678" calcext:value-type="float">
            <text:p>1.2678</text:p>
          </table:table-cell>
        </table:table-row>
        <table:table-row table:style-name="ro1">
          <table:table-cell office:value-type="string" calcext:value-type="string">
            <text:p>2016/3/29</text:p>
          </table:table-cell>
          <table:table-cell office:value-type="float" office:value="1.2678" calcext:value-type="float">
            <text:p>1.2678</text:p>
          </table:table-cell>
        </table:table-row>
        <table:table-row table:style-name="ro1">
          <table:table-cell office:value-type="string" calcext:value-type="string">
            <text:p>2016/3/30</text:p>
          </table:table-cell>
          <table:table-cell office:value-type="float" office:value="1.2678" calcext:value-type="float">
            <text:p>1.2678</text:p>
          </table:table-cell>
        </table:table-row>
        <table:table-row table:style-name="ro1">
          <table:table-cell office:value-type="string" calcext:value-type="string">
            <text:p>2016/3/31</text:p>
          </table:table-cell>
          <table:table-cell office:value-type="float" office:value="1.2678" calcext:value-type="float">
            <text:p>1.2678</text:p>
          </table:table-cell>
        </table:table-row>
        <table:table-row table:style-name="ro1">
          <table:table-cell office:value-type="string" calcext:value-type="string">
            <text:p>2016/4/1</text:p>
          </table:table-cell>
          <table:table-cell office:value-type="float" office:value="1.2678" calcext:value-type="float">
            <text:p>1.2678</text:p>
          </table:table-cell>
        </table:table-row>
        <table:table-row table:style-name="ro1">
          <table:table-cell office:value-type="string" calcext:value-type="string">
            <text:p>2016/4/6</text:p>
          </table:table-cell>
          <table:table-cell office:value-type="float" office:value="1.2279" calcext:value-type="float">
            <text:p>1.2279</text:p>
          </table:table-cell>
        </table:table-row>
        <table:table-row table:style-name="ro1">
          <table:table-cell office:value-type="string" calcext:value-type="string">
            <text:p>2016/4/7</text:p>
          </table:table-cell>
          <table:table-cell office:value-type="float" office:value="1.2279" calcext:value-type="float">
            <text:p>1.2279</text:p>
          </table:table-cell>
        </table:table-row>
        <table:table-row table:style-name="ro1">
          <table:table-cell office:value-type="string" calcext:value-type="string">
            <text:p>2016/4/8</text:p>
          </table:table-cell>
          <table:table-cell office:value-type="float" office:value="1.22765" calcext:value-type="float">
            <text:p>1.22765</text:p>
          </table:table-cell>
        </table:table-row>
        <table:table-row table:style-name="ro1">
          <table:table-cell office:value-type="string" calcext:value-type="string">
            <text:p>2016/4/11</text:p>
          </table:table-cell>
          <table:table-cell office:value-type="float" office:value="1.2529" calcext:value-type="float">
            <text:p>1.2529</text:p>
          </table:table-cell>
        </table:table-row>
        <table:table-row table:style-name="ro1">
          <table:table-cell office:value-type="string" calcext:value-type="string">
            <text:p>2016/4/12</text:p>
          </table:table-cell>
          <table:table-cell office:value-type="float" office:value="1.2529" calcext:value-type="float">
            <text:p>1.2529</text:p>
          </table:table-cell>
        </table:table-row>
        <table:table-row table:style-name="ro1">
          <table:table-cell office:value-type="string" calcext:value-type="string">
            <text:p>2016/4/13</text:p>
          </table:table-cell>
          <table:table-cell office:value-type="float" office:value="1.2529" calcext:value-type="float">
            <text:p>1.2529</text:p>
          </table:table-cell>
        </table:table-row>
        <table:table-row table:style-name="ro1">
          <table:table-cell office:value-type="string" calcext:value-type="string">
            <text:p>2016/4/14</text:p>
          </table:table-cell>
          <table:table-cell office:value-type="float" office:value="1.2529" calcext:value-type="float">
            <text:p>1.2529</text:p>
          </table:table-cell>
        </table:table-row>
        <table:table-row table:style-name="ro1">
          <table:table-cell office:value-type="string" calcext:value-type="string">
            <text:p>2016/4/15</text:p>
          </table:table-cell>
          <table:table-cell office:value-type="float" office:value="1.2529" calcext:value-type="float">
            <text:p>1.2529</text:p>
          </table:table-cell>
        </table:table-row>
        <table:table-row table:style-name="ro1">
          <table:table-cell office:value-type="string" calcext:value-type="string">
            <text:p>2016/4/18</text:p>
          </table:table-cell>
          <table:table-cell office:value-type="float" office:value="1.2529" calcext:value-type="float">
            <text:p>1.2529</text:p>
          </table:table-cell>
        </table:table-row>
        <table:table-row table:style-name="ro1">
          <table:table-cell office:value-type="string" calcext:value-type="string">
            <text:p>2016/4/19</text:p>
          </table:table-cell>
          <table:table-cell office:value-type="float" office:value="1.2529" calcext:value-type="float">
            <text:p>1.2529</text:p>
          </table:table-cell>
        </table:table-row>
        <table:table-row table:style-name="ro1">
          <table:table-cell office:value-type="string" calcext:value-type="string">
            <text:p>2016/4/20</text:p>
          </table:table-cell>
          <table:table-cell office:value-type="float" office:value="1.2529" calcext:value-type="float">
            <text:p>1.2529</text:p>
          </table:table-cell>
        </table:table-row>
        <table:table-row table:style-name="ro1">
          <table:table-cell office:value-type="string" calcext:value-type="string">
            <text:p>2016/4/21</text:p>
          </table:table-cell>
          <table:table-cell office:value-type="float" office:value="1.2529" calcext:value-type="float">
            <text:p>1.2529</text:p>
          </table:table-cell>
        </table:table-row>
        <table:table-row table:style-name="ro1">
          <table:table-cell office:value-type="string" calcext:value-type="string">
            <text:p>2016/4/22</text:p>
          </table:table-cell>
          <table:table-cell office:value-type="float" office:value="1.2129" calcext:value-type="float">
            <text:p>1.2129</text:p>
          </table:table-cell>
        </table:table-row>
        <table:table-row table:style-name="ro1">
          <table:table-cell office:value-type="string" calcext:value-type="string">
            <text:p>2016/4/25</text:p>
          </table:table-cell>
          <table:table-cell office:value-type="float" office:value="1.2129" calcext:value-type="float">
            <text:p>1.2129</text:p>
          </table:table-cell>
        </table:table-row>
        <table:table-row table:style-name="ro1">
          <table:table-cell office:value-type="string" calcext:value-type="string">
            <text:p>2016/4/26</text:p>
          </table:table-cell>
          <table:table-cell office:value-type="float" office:value="1.2129" calcext:value-type="float">
            <text:p>1.2129</text:p>
          </table:table-cell>
        </table:table-row>
        <table:table-row table:style-name="ro1">
          <table:table-cell office:value-type="string" calcext:value-type="string">
            <text:p>2016/4/27</text:p>
          </table:table-cell>
          <table:table-cell office:value-type="float" office:value="1.2095" calcext:value-type="float">
            <text:p>1.2095</text:p>
          </table:table-cell>
        </table:table-row>
        <table:table-row table:style-name="ro1">
          <table:table-cell office:value-type="string" calcext:value-type="string">
            <text:p>2016/4/28</text:p>
          </table:table-cell>
          <table:table-cell office:value-type="float" office:value="1.2095" calcext:value-type="float">
            <text:p>1.2095</text:p>
          </table:table-cell>
        </table:table-row>
        <table:table-row table:style-name="ro1">
          <table:table-cell office:value-type="string" calcext:value-type="string">
            <text:p>2016/4/29</text:p>
          </table:table-cell>
          <table:table-cell office:value-type="float" office:value="1.2095" calcext:value-type="float">
            <text:p>1.2095</text:p>
          </table:table-cell>
        </table:table-row>
        <table:table-row table:style-name="ro1">
          <table:table-cell office:value-type="string" calcext:value-type="string">
            <text:p>2016/5/3</text:p>
          </table:table-cell>
          <table:table-cell office:value-type="float" office:value="1.2095" calcext:value-type="float">
            <text:p>1.2095</text:p>
          </table:table-cell>
        </table:table-row>
        <table:table-row table:style-name="ro1">
          <table:table-cell office:value-type="string" calcext:value-type="string">
            <text:p>2016/5/4</text:p>
          </table:table-cell>
          <table:table-cell office:value-type="float" office:value="1.2095" calcext:value-type="float">
            <text:p>1.2095</text:p>
          </table:table-cell>
        </table:table-row>
        <table:table-row table:style-name="ro1">
          <table:table-cell office:value-type="string" calcext:value-type="string">
            <text:p>2016/5/5</text:p>
          </table:table-cell>
          <table:table-cell office:value-type="float" office:value="1.1711" calcext:value-type="float">
            <text:p>1.1711</text:p>
          </table:table-cell>
        </table:table-row>
        <table:table-row table:style-name="ro1">
          <table:table-cell office:value-type="string" calcext:value-type="string">
            <text:p>2016/5/6</text:p>
          </table:table-cell>
          <table:table-cell office:value-type="float" office:value="1.1711" calcext:value-type="float">
            <text:p>1.1711</text:p>
          </table:table-cell>
        </table:table-row>
        <table:table-row table:style-name="ro1">
          <table:table-cell office:value-type="string" calcext:value-type="string">
            <text:p>2016/5/9</text:p>
          </table:table-cell>
          <table:table-cell office:value-type="float" office:value="1.1711" calcext:value-type="float">
            <text:p>1.1711</text:p>
          </table:table-cell>
        </table:table-row>
        <table:table-row table:style-name="ro1">
          <table:table-cell office:value-type="string" calcext:value-type="string">
            <text:p>2016/5/10</text:p>
          </table:table-cell>
          <table:table-cell office:value-type="float" office:value="1.1711" calcext:value-type="float">
            <text:p>1.1711</text:p>
          </table:table-cell>
        </table:table-row>
        <table:table-row table:style-name="ro1">
          <table:table-cell office:value-type="string" calcext:value-type="string">
            <text:p>2016/5/11</text:p>
          </table:table-cell>
          <table:table-cell office:value-type="float" office:value="1.1663" calcext:value-type="float">
            <text:p>1.1663</text:p>
          </table:table-cell>
        </table:table-row>
        <table:table-row table:style-name="ro1">
          <table:table-cell office:value-type="string" calcext:value-type="string">
            <text:p>2016/5/12</text:p>
          </table:table-cell>
          <table:table-cell office:value-type="float" office:value="1.1313" calcext:value-type="float">
            <text:p>1.1313</text:p>
          </table:table-cell>
        </table:table-row>
        <table:table-row table:style-name="ro1">
          <table:table-cell office:value-type="string" calcext:value-type="string">
            <text:p>2016/5/13</text:p>
          </table:table-cell>
          <table:table-cell office:value-type="float" office:value="1.1313" calcext:value-type="float">
            <text:p>1.1313</text:p>
          </table:table-cell>
        </table:table-row>
        <table:table-row table:style-name="ro1">
          <table:table-cell office:value-type="string" calcext:value-type="string">
            <text:p>2016/5/16</text:p>
          </table:table-cell>
          <table:table-cell office:value-type="float" office:value="1.1313" calcext:value-type="float">
            <text:p>1.1313</text:p>
          </table:table-cell>
        </table:table-row>
        <table:table-row table:style-name="ro1">
          <table:table-cell office:value-type="string" calcext:value-type="string">
            <text:p>2016/5/17</text:p>
          </table:table-cell>
          <table:table-cell office:value-type="float" office:value="1.0969" calcext:value-type="float">
            <text:p>1.0969</text:p>
          </table:table-cell>
        </table:table-row>
        <table:table-row table:style-name="ro1">
          <table:table-cell office:value-type="string" calcext:value-type="string">
            <text:p>2016/5/18</text:p>
          </table:table-cell>
          <table:table-cell office:value-type="float" office:value="1.0647" calcext:value-type="float">
            <text:p>1.0647</text:p>
          </table:table-cell>
        </table:table-row>
        <table:table-row table:style-name="ro1">
          <table:table-cell office:value-type="string" calcext:value-type="string">
            <text:p>2016/5/19</text:p>
          </table:table-cell>
          <table:table-cell office:value-type="float" office:value="1.0647" calcext:value-type="float">
            <text:p>1.0647</text:p>
          </table:table-cell>
        </table:table-row>
        <table:table-row table:style-name="ro1">
          <table:table-cell office:value-type="string" calcext:value-type="string">
            <text:p>2016/5/20</text:p>
          </table:table-cell>
          <table:table-cell office:value-type="float" office:value="1.06445" calcext:value-type="float">
            <text:p>1.06445</text:p>
          </table:table-cell>
        </table:table-row>
        <table:table-row table:style-name="ro1">
          <table:table-cell office:value-type="string" calcext:value-type="string">
            <text:p>2016/5/23</text:p>
          </table:table-cell>
          <table:table-cell office:value-type="float" office:value="1.1158" calcext:value-type="float">
            <text:p>1.1158</text:p>
          </table:table-cell>
        </table:table-row>
        <table:table-row table:style-name="ro1">
          <table:table-cell office:value-type="string" calcext:value-type="string">
            <text:p>2016/5/24</text:p>
          </table:table-cell>
          <table:table-cell office:value-type="float" office:value="1.0864" calcext:value-type="float">
            <text:p>1.0864</text:p>
          </table:table-cell>
        </table:table-row>
        <table:table-row table:style-name="ro1">
          <table:table-cell office:value-type="string" calcext:value-type="string">
            <text:p>2016/5/25</text:p>
          </table:table-cell>
          <table:table-cell office:value-type="float" office:value="1.0864" calcext:value-type="float">
            <text:p>1.0864</text:p>
          </table:table-cell>
        </table:table-row>
        <table:table-row table:style-name="ro1">
          <table:table-cell office:value-type="string" calcext:value-type="string">
            <text:p>2016/5/26</text:p>
          </table:table-cell>
          <table:table-cell office:value-type="float" office:value="1.0864" calcext:value-type="float">
            <text:p>1.0864</text:p>
          </table:table-cell>
        </table:table-row>
        <table:table-row table:style-name="ro1">
          <table:table-cell office:value-type="string" calcext:value-type="string">
            <text:p>2016/5/27</text:p>
          </table:table-cell>
          <table:table-cell office:value-type="float" office:value="1.0864" calcext:value-type="float">
            <text:p>1.0864</text:p>
          </table:table-cell>
        </table:table-row>
        <table:table-row table:style-name="ro1">
          <table:table-cell office:value-type="string" calcext:value-type="string">
            <text:p>2016/5/30</text:p>
          </table:table-cell>
          <table:table-cell office:value-type="float" office:value="1.0864" calcext:value-type="float">
            <text:p>1.0864</text:p>
          </table:table-cell>
        </table:table-row>
        <table:table-row table:style-name="ro1">
          <table:table-cell office:value-type="string" calcext:value-type="string">
            <text:p>2016/5/31</text:p>
          </table:table-cell>
          <table:table-cell office:value-type="float" office:value="1.0864" calcext:value-type="float">
            <text:p>1.0864</text:p>
          </table:table-cell>
        </table:table-row>
        <table:table-row table:style-name="ro1">
          <table:table-cell office:value-type="string" calcext:value-type="string">
            <text:p>2016/6/1</text:p>
          </table:table-cell>
          <table:table-cell office:value-type="float" office:value="1.0864" calcext:value-type="float">
            <text:p>1.0864</text:p>
          </table:table-cell>
        </table:table-row>
        <table:table-row table:style-name="ro1">
          <table:table-cell office:value-type="string" calcext:value-type="string">
            <text:p>2016/6/2</text:p>
          </table:table-cell>
          <table:table-cell office:value-type="float" office:value="1.0864" calcext:value-type="float">
            <text:p>1.0864</text:p>
          </table:table-cell>
        </table:table-row>
        <table:table-row table:style-name="ro1">
          <table:table-cell office:value-type="string" calcext:value-type="string">
            <text:p>2016/6/3</text:p>
          </table:table-cell>
          <table:table-cell office:value-type="float" office:value="1.0864" calcext:value-type="float">
            <text:p>1.0864</text:p>
          </table:table-cell>
        </table:table-row>
        <table:table-row table:style-name="ro1">
          <table:table-cell office:value-type="string" calcext:value-type="string">
            <text:p>2016/6/4</text:p>
          </table:table-cell>
          <table:table-cell office:value-type="float" office:value="1.0864" calcext:value-type="float">
            <text:p>1.0864</text:p>
          </table:table-cell>
        </table:table-row>
        <table:table-row table:style-name="ro1">
          <table:table-cell office:value-type="string" calcext:value-type="string">
            <text:p>2016/6/6</text:p>
          </table:table-cell>
          <table:table-cell office:value-type="float" office:value="1.0864" calcext:value-type="float">
            <text:p>1.0864</text:p>
          </table:table-cell>
        </table:table-row>
        <table:table-row table:style-name="ro1">
          <table:table-cell office:value-type="string" calcext:value-type="string">
            <text:p>2016/6/7</text:p>
          </table:table-cell>
          <table:table-cell office:value-type="float" office:value="1.0864" calcext:value-type="float">
            <text:p>1.0864</text:p>
          </table:table-cell>
        </table:table-row>
        <table:table-row table:style-name="ro1">
          <table:table-cell office:value-type="string" calcext:value-type="string">
            <text:p>2016/6/8</text:p>
          </table:table-cell>
          <table:table-cell office:value-type="float" office:value="1.0864" calcext:value-type="float">
            <text:p>1.0864</text:p>
          </table:table-cell>
        </table:table-row>
        <table:table-row table:style-name="ro1">
          <table:table-cell office:value-type="string" calcext:value-type="string">
            <text:p>2016/6/13</text:p>
          </table:table-cell>
          <table:table-cell office:value-type="float" office:value="1.0864" calcext:value-type="float">
            <text:p>1.0864</text:p>
          </table:table-cell>
        </table:table-row>
        <table:table-row table:style-name="ro1">
          <table:table-cell office:value-type="string" calcext:value-type="string">
            <text:p>2016/6/14</text:p>
          </table:table-cell>
          <table:table-cell office:value-type="float" office:value="1.08615" calcext:value-type="float">
            <text:p>1.08615</text:p>
          </table:table-cell>
        </table:table-row>
        <table:table-row table:style-name="ro1">
          <table:table-cell office:value-type="string" calcext:value-type="string">
            <text:p>2016/6/15</text:p>
          </table:table-cell>
          <table:table-cell office:value-type="float" office:value="1.0975" calcext:value-type="float">
            <text:p>1.0975</text:p>
          </table:table-cell>
        </table:table-row>
        <table:table-row table:style-name="ro1">
          <table:table-cell office:value-type="string" calcext:value-type="string">
            <text:p>2016/6/16</text:p>
          </table:table-cell>
          <table:table-cell office:value-type="float" office:value="1.0975" calcext:value-type="float">
            <text:p>1.0975</text:p>
          </table:table-cell>
        </table:table-row>
        <table:table-row table:style-name="ro1">
          <table:table-cell office:value-type="string" calcext:value-type="string">
            <text:p>2016/6/17</text:p>
          </table:table-cell>
          <table:table-cell office:value-type="float" office:value="1.0975" calcext:value-type="float">
            <text:p>1.0975</text:p>
          </table:table-cell>
        </table:table-row>
        <table:table-row table:style-name="ro1">
          <table:table-cell office:value-type="string" calcext:value-type="string">
            <text:p>2016/6/20</text:p>
          </table:table-cell>
          <table:table-cell office:value-type="float" office:value="1.06825" calcext:value-type="float">
            <text:p>1.06825</text:p>
          </table:table-cell>
        </table:table-row>
        <table:table-row table:style-name="ro1">
          <table:table-cell office:value-type="string" calcext:value-type="string">
            <text:p>2016/6/21</text:p>
          </table:table-cell>
          <table:table-cell office:value-type="float" office:value="1.06825" calcext:value-type="float">
            <text:p>1.06825</text:p>
          </table:table-cell>
        </table:table-row>
        <table:table-row table:style-name="ro1">
          <table:table-cell office:value-type="string" calcext:value-type="string">
            <text:p>2016/6/22</text:p>
          </table:table-cell>
          <table:table-cell office:value-type="float" office:value="1.06825" calcext:value-type="float">
            <text:p>1.06825</text:p>
          </table:table-cell>
        </table:table-row>
        <table:table-row table:style-name="ro1">
          <table:table-cell office:value-type="string" calcext:value-type="string">
            <text:p>2016/6/23</text:p>
          </table:table-cell>
          <table:table-cell office:value-type="float" office:value="1.06825" calcext:value-type="float">
            <text:p>1.06825</text:p>
          </table:table-cell>
        </table:table-row>
        <table:table-row table:style-name="ro1">
          <table:table-cell office:value-type="string" calcext:value-type="string">
            <text:p>2016/6/24</text:p>
          </table:table-cell>
          <table:table-cell office:value-type="float" office:value="1.06825" calcext:value-type="float">
            <text:p>1.06825</text:p>
          </table:table-cell>
        </table:table-row>
        <table:table-row table:style-name="ro1">
          <table:table-cell office:value-type="string" calcext:value-type="string">
            <text:p>2016/6/27</text:p>
          </table:table-cell>
          <table:table-cell office:value-type="float" office:value="1.067" calcext:value-type="float">
            <text:p>1.067</text:p>
          </table:table-cell>
        </table:table-row>
        <table:table-row table:style-name="ro1">
          <table:table-cell office:value-type="string" calcext:value-type="string">
            <text:p>2016/6/28</text:p>
          </table:table-cell>
          <table:table-cell office:value-type="float" office:value="1.14925" calcext:value-type="float">
            <text:p>1.14925</text:p>
          </table:table-cell>
        </table:table-row>
        <table:table-row table:style-name="ro1">
          <table:table-cell office:value-type="string" calcext:value-type="string">
            <text:p>2016/6/29</text:p>
          </table:table-cell>
          <table:table-cell office:value-type="float" office:value="1.28875" calcext:value-type="float">
            <text:p>1.28875</text:p>
          </table:table-cell>
        </table:table-row>
        <table:table-row table:style-name="ro1">
          <table:table-cell office:value-type="string" calcext:value-type="string">
            <text:p>2016/6/30</text:p>
          </table:table-cell>
          <table:table-cell office:value-type="float" office:value="1.28475" calcext:value-type="float">
            <text:p>1.28475</text:p>
          </table:table-cell>
        </table:table-row>
        <table:table-row table:style-name="ro1">
          <table:table-cell office:value-type="string" calcext:value-type="string">
            <text:p>2016/7/1</text:p>
          </table:table-cell>
          <table:table-cell office:value-type="float" office:value="1.28475" calcext:value-type="float">
            <text:p>1.28475</text:p>
          </table:table-cell>
        </table:table-row>
        <table:table-row table:style-name="ro1">
          <table:table-cell office:value-type="string" calcext:value-type="string">
            <text:p>2016/7/4</text:p>
          </table:table-cell>
          <table:table-cell office:value-type="float" office:value="1.28475" calcext:value-type="float">
            <text:p>1.28475</text:p>
          </table:table-cell>
        </table:table-row>
        <table:table-row table:style-name="ro1">
          <table:table-cell office:value-type="string" calcext:value-type="string">
            <text:p>2016/7/5</text:p>
          </table:table-cell>
          <table:table-cell office:value-type="float" office:value="1.28475" calcext:value-type="float">
            <text:p>1.28475</text:p>
          </table:table-cell>
        </table:table-row>
        <table:table-row table:style-name="ro1">
          <table:table-cell office:value-type="string" calcext:value-type="string">
            <text:p>2016/7/6</text:p>
          </table:table-cell>
          <table:table-cell office:value-type="float" office:value="1.28475" calcext:value-type="float">
            <text:p>1.28475</text:p>
          </table:table-cell>
        </table:table-row>
        <table:table-row table:style-name="ro1">
          <table:table-cell office:value-type="string" calcext:value-type="string">
            <text:p>2016/7/7</text:p>
          </table:table-cell>
          <table:table-cell office:value-type="float" office:value="1.2845" calcext:value-type="float">
            <text:p>1.2845</text:p>
          </table:table-cell>
        </table:table-row>
        <table:table-row table:style-name="ro1">
          <table:table-cell office:value-type="string" calcext:value-type="string">
            <text:p>2016/7/11</text:p>
          </table:table-cell>
          <table:table-cell office:value-type="float" office:value="1.327" calcext:value-type="float">
            <text:p>1.327</text:p>
          </table:table-cell>
        </table:table-row>
        <table:table-row table:style-name="ro1">
          <table:table-cell office:value-type="string" calcext:value-type="string">
            <text:p>2016/7/12</text:p>
          </table:table-cell>
          <table:table-cell office:value-type="float" office:value="1.34375" calcext:value-type="float">
            <text:p>1.34375</text:p>
          </table:table-cell>
        </table:table-row>
        <table:table-row table:style-name="ro1">
          <table:table-cell office:value-type="string" calcext:value-type="string">
            <text:p>2016/7/13</text:p>
          </table:table-cell>
          <table:table-cell office:value-type="float" office:value="1.34375" calcext:value-type="float">
            <text:p>1.34375</text:p>
          </table:table-cell>
        </table:table-row>
        <table:table-row table:style-name="ro1">
          <table:table-cell office:value-type="string" calcext:value-type="string">
            <text:p>2016/7/14</text:p>
          </table:table-cell>
          <table:table-cell office:value-type="float" office:value="1.34375" calcext:value-type="float">
            <text:p>1.34375</text:p>
          </table:table-cell>
        </table:table-row>
        <table:table-row table:style-name="ro1">
          <table:table-cell office:value-type="string" calcext:value-type="string">
            <text:p>2016/7/15</text:p>
          </table:table-cell>
          <table:table-cell office:value-type="float" office:value="1.34375" calcext:value-type="float">
            <text:p>1.34375</text:p>
          </table:table-cell>
        </table:table-row>
        <table:table-row table:style-name="ro1">
          <table:table-cell office:value-type="string" calcext:value-type="string">
            <text:p>2016/7/18</text:p>
          </table:table-cell>
          <table:table-cell office:value-type="float" office:value="1.34375" calcext:value-type="float">
            <text:p>1.34375</text:p>
          </table:table-cell>
        </table:table-row>
        <table:table-row table:style-name="ro1">
          <table:table-cell office:value-type="string" calcext:value-type="string">
            <text:p>2016/7/19</text:p>
          </table:table-cell>
          <table:table-cell office:value-type="float" office:value="1.34375" calcext:value-type="float">
            <text:p>1.34375</text:p>
          </table:table-cell>
        </table:table-row>
        <table:table-row table:style-name="ro1">
          <table:table-cell office:value-type="string" calcext:value-type="string">
            <text:p>2016/7/20</text:p>
          </table:table-cell>
          <table:table-cell office:value-type="float" office:value="1.34375" calcext:value-type="float">
            <text:p>1.34375</text:p>
          </table:table-cell>
        </table:table-row>
        <table:table-row table:style-name="ro1">
          <table:table-cell office:value-type="string" calcext:value-type="string">
            <text:p>2016/7/21</text:p>
          </table:table-cell>
          <table:table-cell office:value-type="float" office:value="1.34375" calcext:value-type="float">
            <text:p>1.34375</text:p>
          </table:table-cell>
        </table:table-row>
        <table:table-row table:style-name="ro1">
          <table:table-cell office:value-type="string" calcext:value-type="string">
            <text:p>2016/7/22</text:p>
          </table:table-cell>
          <table:table-cell office:value-type="float" office:value="1.34375" calcext:value-type="float">
            <text:p>1.34375</text:p>
          </table:table-cell>
        </table:table-row>
        <table:table-row table:style-name="ro1">
          <table:table-cell office:value-type="string" calcext:value-type="string">
            <text:p>2016/7/25</text:p>
          </table:table-cell>
          <table:table-cell office:value-type="float" office:value="1.34375" calcext:value-type="float">
            <text:p>1.34375</text:p>
          </table:table-cell>
        </table:table-row>
        <table:table-row table:style-name="ro1">
          <table:table-cell office:value-type="string" calcext:value-type="string">
            <text:p>2016/7/26</text:p>
          </table:table-cell>
          <table:table-cell office:value-type="float" office:value="1.3435" calcext:value-type="float">
            <text:p>1.343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float" office:value="1.3613" calcext:value-type="float">
            <text:p>1.3613</text:p>
          </table:table-cell>
        </table:table-row>
        <table:table-row table:style-name="ro1">
          <table:table-cell office:value-type="string" calcext:value-type="string">
            <text:p>2016/7/28</text:p>
          </table:table-cell>
          <table:table-cell office:value-type="float" office:value="1.3613" calcext:value-type="float">
            <text:p>1.3613</text:p>
          </table:table-cell>
        </table:table-row>
        <table:table-row table:style-name="ro1">
          <table:table-cell office:value-type="string" calcext:value-type="string">
            <text:p>2016/7/29</text:p>
          </table:table-cell>
          <table:table-cell office:value-type="float" office:value="1.3613" calcext:value-type="float">
            <text:p>1.3613</text:p>
          </table:table-cell>
        </table:table-row>
        <table:table-row table:style-name="ro1">
          <table:table-cell office:value-type="string" calcext:value-type="string">
            <text:p>2016/8/1</text:p>
          </table:table-cell>
          <table:table-cell office:value-type="float" office:value="1.3613" calcext:value-type="float">
            <text:p>1.3613</text:p>
          </table:table-cell>
        </table:table-row>
        <table:table-row table:style-name="ro1">
          <table:table-cell office:value-type="string" calcext:value-type="string">
            <text:p>2016/8/2</text:p>
          </table:table-cell>
          <table:table-cell office:value-type="float" office:value="1.3613" calcext:value-type="float">
            <text:p>1.3613</text:p>
          </table:table-cell>
        </table:table-row>
        <table:table-row table:style-name="ro1">
          <table:table-cell office:value-type="string" calcext:value-type="string">
            <text:p>2016/8/3</text:p>
          </table:table-cell>
          <table:table-cell office:value-type="float" office:value="1.3613" calcext:value-type="float">
            <text:p>1.3613</text:p>
          </table:table-cell>
        </table:table-row>
        <table:table-row table:style-name="ro1">
          <table:table-cell office:value-type="string" calcext:value-type="string">
            <text:p>2016/8/4</text:p>
          </table:table-cell>
          <table:table-cell office:value-type="float" office:value="1.3613" calcext:value-type="float">
            <text:p>1.3613</text:p>
          </table:table-cell>
        </table:table-row>
        <table:table-row table:style-name="ro1">
          <table:table-cell office:value-type="string" calcext:value-type="string">
            <text:p>2016/8/5</text:p>
          </table:table-cell>
          <table:table-cell office:value-type="float" office:value="1.3613" calcext:value-type="float">
            <text:p>1.3613</text:p>
          </table:table-cell>
        </table:table-row>
        <table:table-row table:style-name="ro1">
          <table:table-cell office:value-type="string" calcext:value-type="string">
            <text:p>2016/8/8</text:p>
          </table:table-cell>
          <table:table-cell office:value-type="float" office:value="1.3613" calcext:value-type="float">
            <text:p>1.3613</text:p>
          </table:table-cell>
        </table:table-row>
        <table:table-row table:style-name="ro1">
          <table:table-cell office:value-type="string" calcext:value-type="string">
            <text:p>2016/8/9</text:p>
          </table:table-cell>
          <table:table-cell office:value-type="float" office:value="1.3613" calcext:value-type="float">
            <text:p>1.3613</text:p>
          </table:table-cell>
        </table:table-row>
        <table:table-row table:style-name="ro1">
          <table:table-cell office:value-type="string" calcext:value-type="string">
            <text:p>2016/8/10</text:p>
          </table:table-cell>
          <table:table-cell office:value-type="float" office:value="1.3613" calcext:value-type="float">
            <text:p>1.3613</text:p>
          </table:table-cell>
        </table:table-row>
        <table:table-row table:style-name="ro1">
          <table:table-cell office:value-type="string" calcext:value-type="string">
            <text:p>2016/8/11</text:p>
          </table:table-cell>
          <table:table-cell office:value-type="float" office:value="1.3613" calcext:value-type="float">
            <text:p>1.3613</text:p>
          </table:table-cell>
        </table:table-row>
        <table:table-row table:style-name="ro1">
          <table:table-cell office:value-type="string" calcext:value-type="string">
            <text:p>2016/8/12</text:p>
          </table:table-cell>
          <table:table-cell office:value-type="float" office:value="1.3613" calcext:value-type="float">
            <text:p>1.3613</text:p>
          </table:table-cell>
        </table:table-row>
        <table:table-row table:style-name="ro1">
          <table:table-cell office:value-type="string" calcext:value-type="string">
            <text:p>2016/8/15</text:p>
          </table:table-cell>
          <table:table-cell office:value-type="float" office:value="1.3613" calcext:value-type="float">
            <text:p>1.3613</text:p>
          </table:table-cell>
        </table:table-row>
        <table:table-row table:style-name="ro1">
          <table:table-cell office:value-type="string" calcext:value-type="string">
            <text:p>2016/8/16</text:p>
          </table:table-cell>
          <table:table-cell office:value-type="float" office:value="1.3613" calcext:value-type="float">
            <text:p>1.3613</text:p>
          </table:table-cell>
        </table:table-row>
        <table:table-row table:style-name="ro1">
          <table:table-cell office:value-type="string" calcext:value-type="string">
            <text:p>2016/8/17</text:p>
          </table:table-cell>
          <table:table-cell office:value-type="float" office:value="1.3572" calcext:value-type="float">
            <text:p>1.3572</text:p>
          </table:table-cell>
        </table:table-row>
        <table:table-row table:style-name="ro1">
          <table:table-cell office:value-type="string" calcext:value-type="string">
            <text:p>2016/8/18</text:p>
          </table:table-cell>
          <table:table-cell office:value-type="float" office:value="1.3572" calcext:value-type="float">
            <text:p>1.3572</text:p>
          </table:table-cell>
        </table:table-row>
        <table:table-row table:style-name="ro1">
          <table:table-cell office:value-type="string" calcext:value-type="string">
            <text:p>2016/8/19</text:p>
          </table:table-cell>
          <table:table-cell office:value-type="float" office:value="1.3572" calcext:value-type="float">
            <text:p>1.3572</text:p>
          </table:table-cell>
        </table:table-row>
        <table:table-row table:style-name="ro1">
          <table:table-cell office:value-type="string" calcext:value-type="string">
            <text:p>2016/8/22</text:p>
          </table:table-cell>
          <table:table-cell office:value-type="float" office:value="1.3572" calcext:value-type="float">
            <text:p>1.3572</text:p>
          </table:table-cell>
        </table:table-row>
        <table:table-row table:style-name="ro1">
          <table:table-cell office:value-type="string" calcext:value-type="string">
            <text:p>2016/8/23</text:p>
          </table:table-cell>
          <table:table-cell office:value-type="float" office:value="1.35495" calcext:value-type="float">
            <text:p>1.35495</text:p>
          </table:table-cell>
        </table:table-row>
        <table:table-row table:style-name="ro1">
          <table:table-cell office:value-type="string" calcext:value-type="string">
            <text:p>2016/8/24</text:p>
          </table:table-cell>
          <table:table-cell office:value-type="float" office:value="1.4157" calcext:value-type="float">
            <text:p>1.4157</text:p>
          </table:table-cell>
        </table:table-row>
        <table:table-row table:style-name="ro1">
          <table:table-cell office:value-type="string" calcext:value-type="string">
            <text:p>2016/8/25</text:p>
          </table:table-cell>
          <table:table-cell office:value-type="float" office:value="1.4157" calcext:value-type="float">
            <text:p>1.4157</text:p>
          </table:table-cell>
        </table:table-row>
        <table:table-row table:style-name="ro1">
          <table:table-cell office:value-type="string" calcext:value-type="string">
            <text:p>2016/8/26</text:p>
          </table:table-cell>
          <table:table-cell office:value-type="float" office:value="1.4157" calcext:value-type="float">
            <text:p>1.4157</text:p>
          </table:table-cell>
        </table:table-row>
        <table:table-row table:style-name="ro1">
          <table:table-cell office:value-type="string" calcext:value-type="string">
            <text:p>2016/8/29</text:p>
          </table:table-cell>
          <table:table-cell office:value-type="float" office:value="1.4157" calcext:value-type="float">
            <text:p>1.4157</text:p>
          </table:table-cell>
        </table:table-row>
        <table:table-row table:style-name="ro1">
          <table:table-cell office:value-type="string" calcext:value-type="string">
            <text:p>2016/8/30</text:p>
          </table:table-cell>
          <table:table-cell office:value-type="float" office:value="1.4157" calcext:value-type="float">
            <text:p>1.4157</text:p>
          </table:table-cell>
        </table:table-row>
        <table:table-row table:style-name="ro1">
          <table:table-cell office:value-type="string" calcext:value-type="string">
            <text:p>2016/8/31</text:p>
          </table:table-cell>
          <table:table-cell office:value-type="float" office:value="1.4116" calcext:value-type="float">
            <text:p>1.4116</text:p>
          </table:table-cell>
        </table:table-row>
        <table:table-row table:style-name="ro1">
          <table:table-cell office:value-type="string" calcext:value-type="string">
            <text:p>2016/9/1</text:p>
          </table:table-cell>
          <table:table-cell office:value-type="float" office:value="1.406" calcext:value-type="float">
            <text:p>1.406</text:p>
          </table:table-cell>
        </table:table-row>
        <table:table-row table:style-name="ro1">
          <table:table-cell office:value-type="string" calcext:value-type="string">
            <text:p>2016/9/2</text:p>
          </table:table-cell>
          <table:table-cell office:value-type="float" office:value="1.3625" calcext:value-type="float">
            <text:p>1.3625</text:p>
          </table:table-cell>
        </table:table-row>
        <table:table-row table:style-name="ro1">
          <table:table-cell office:value-type="string" calcext:value-type="string">
            <text:p>2016/9/5</text:p>
          </table:table-cell>
          <table:table-cell office:value-type="float" office:value="1.3625" calcext:value-type="float">
            <text:p>1.3625</text:p>
          </table:table-cell>
        </table:table-row>
        <table:table-row table:style-name="ro1">
          <table:table-cell office:value-type="string" calcext:value-type="string">
            <text:p>2016/9/6</text:p>
          </table:table-cell>
          <table:table-cell office:value-type="float" office:value="1.3625" calcext:value-type="float">
            <text:p>1.3625</text:p>
          </table:table-cell>
        </table:table-row>
        <table:table-row table:style-name="ro1">
          <table:table-cell office:value-type="string" calcext:value-type="string">
            <text:p>2016/9/7</text:p>
          </table:table-cell>
          <table:table-cell office:value-type="float" office:value="1.3625" calcext:value-type="float">
            <text:p>1.3625</text:p>
          </table:table-cell>
        </table:table-row>
        <table:table-row table:style-name="ro1">
          <table:table-cell office:value-type="string" calcext:value-type="string">
            <text:p>2016/9/8</text:p>
          </table:table-cell>
          <table:table-cell office:value-type="float" office:value="1.3625" calcext:value-type="float">
            <text:p>1.3625</text:p>
          </table:table-cell>
        </table:table-row>
        <table:table-row table:style-name="ro1">
          <table:table-cell office:value-type="string" calcext:value-type="string">
            <text:p>2016/9/9</text:p>
          </table:table-cell>
          <table:table-cell office:value-type="float" office:value="1.3625" calcext:value-type="float">
            <text:p>1.3625</text:p>
          </table:table-cell>
        </table:table-row>
        <table:table-row table:style-name="ro1">
          <table:table-cell office:value-type="string" calcext:value-type="string">
            <text:p>2016/9/10</text:p>
          </table:table-cell>
          <table:table-cell office:value-type="float" office:value="1.36225" calcext:value-type="float">
            <text:p>1.36225</text:p>
          </table:table-cell>
        </table:table-row>
        <table:table-row table:style-name="ro1">
          <table:table-cell office:value-type="string" calcext:value-type="string">
            <text:p>2016/9/12</text:p>
          </table:table-cell>
          <table:table-cell office:value-type="float" office:value="1.3635" calcext:value-type="float">
            <text:p>1.3635</text:p>
          </table:table-cell>
        </table:table-row>
        <table:table-row table:style-name="ro1">
          <table:table-cell office:value-type="string" calcext:value-type="string">
            <text:p>2016/9/13</text:p>
          </table:table-cell>
          <table:table-cell office:value-type="float" office:value="1.3635" calcext:value-type="float">
            <text:p>1.3635</text:p>
          </table:table-cell>
        </table:table-row>
        <table:table-row table:style-name="ro1">
          <table:table-cell office:value-type="string" calcext:value-type="string">
            <text:p>2016/9/14</text:p>
          </table:table-cell>
          <table:table-cell office:value-type="float" office:value="1.3615" calcext:value-type="float">
            <text:p>1.3615</text:p>
          </table:table-cell>
        </table:table-row>
        <table:table-row table:style-name="ro1">
          <table:table-cell office:value-type="string" calcext:value-type="string">
            <text:p>2016/9/19</text:p>
          </table:table-cell>
          <table:table-cell office:value-type="float" office:value="1.83275" calcext:value-type="float">
            <text:p>1.83275</text:p>
          </table:table-cell>
        </table:table-row>
        <table:table-row table:style-name="ro1">
          <table:table-cell office:value-type="string" calcext:value-type="string">
            <text:p>2016/9/20</text:p>
          </table:table-cell>
          <table:table-cell office:value-type="float" office:value="2.369" calcext:value-type="float">
            <text:p>2.369</text:p>
          </table:table-cell>
        </table:table-row>
        <table:table-row table:style-name="ro1">
          <table:table-cell office:value-type="string" calcext:value-type="string">
            <text:p>2016/9/21</text:p>
          </table:table-cell>
          <table:table-cell office:value-type="float" office:value="2.369" calcext:value-type="float">
            <text:p>2.369</text:p>
          </table:table-cell>
        </table:table-row>
        <table:table-row table:style-name="ro1">
          <table:table-cell office:value-type="string" calcext:value-type="string">
            <text:p>2016/9/22</text:p>
          </table:table-cell>
          <table:table-cell office:value-type="float" office:value="2.369" calcext:value-type="float">
            <text:p>2.369</text:p>
          </table:table-cell>
        </table:table-row>
        <table:table-row table:style-name="ro1">
          <table:table-cell office:value-type="string" calcext:value-type="string">
            <text:p>2016/9/23</text:p>
          </table:table-cell>
          <table:table-cell office:value-type="float" office:value="2.369" calcext:value-type="float">
            <text:p>2.369</text:p>
          </table:table-cell>
        </table:table-row>
        <table:table-row table:style-name="ro1">
          <table:table-cell office:value-type="string" calcext:value-type="string">
            <text:p>2016/9/26</text:p>
          </table:table-cell>
          <table:table-cell office:value-type="float" office:value="2.369" calcext:value-type="float">
            <text:p>2.369</text:p>
          </table:table-cell>
        </table:table-row>
        <table:table-row table:style-name="ro1">
          <table:table-cell office:value-type="string" calcext:value-type="string">
            <text:p>2016/9/29</text:p>
          </table:table-cell>
          <table:table-cell office:value-type="float" office:value="2.369" calcext:value-type="float">
            <text:p>2.369</text:p>
          </table:table-cell>
        </table:table-row>
        <table:table-row table:style-name="ro1">
          <table:table-cell office:value-type="string" calcext:value-type="string">
            <text:p>2016/9/30</text:p>
          </table:table-cell>
          <table:table-cell office:value-type="float" office:value="2.369" calcext:value-type="float">
            <text:p>2.369</text:p>
          </table:table-cell>
        </table:table-row>
        <table:table-row table:style-name="ro1">
          <table:table-cell office:value-type="string" calcext:value-type="string">
            <text:p>2016/10/3</text:p>
          </table:table-cell>
          <table:table-cell office:value-type="float" office:value="2.36875" calcext:value-type="float">
            <text:p>2.36875</text:p>
          </table:table-cell>
        </table:table-row>
        <table:table-row table:style-name="ro1">
          <table:table-cell office:value-type="string" calcext:value-type="string">
            <text:p>2016/10/4</text:p>
          </table:table-cell>
          <table:table-cell office:value-type="float" office:value="2.3815" calcext:value-type="float">
            <text:p>2.3815</text:p>
          </table:table-cell>
        </table:table-row>
        <table:table-row table:style-name="ro1">
          <table:table-cell office:value-type="string" calcext:value-type="string">
            <text:p>2016/10/5</text:p>
          </table:table-cell>
          <table:table-cell office:value-type="float" office:value="2.3815" calcext:value-type="float">
            <text:p>2.3815</text:p>
          </table:table-cell>
        </table:table-row>
        <table:table-row table:style-name="ro1">
          <table:table-cell office:value-type="string" calcext:value-type="string">
            <text:p>2016/10/6</text:p>
          </table:table-cell>
          <table:table-cell office:value-type="float" office:value="2.3815" calcext:value-type="float">
            <text:p>2.3815</text:p>
          </table:table-cell>
        </table:table-row>
        <table:table-row table:style-name="ro1">
          <table:table-cell office:value-type="string" calcext:value-type="string">
            <text:p>2016/10/7</text:p>
          </table:table-cell>
          <table:table-cell office:value-type="float" office:value="2.3815" calcext:value-type="float">
            <text:p>2.3815</text:p>
          </table:table-cell>
        </table:table-row>
        <table:table-row table:style-name="ro1">
          <table:table-cell office:value-type="string" calcext:value-type="string">
            <text:p>2016/10/11</text:p>
          </table:table-cell>
          <table:table-cell office:value-type="float" office:value="2.3815" calcext:value-type="float">
            <text:p>2.3815</text:p>
          </table:table-cell>
        </table:table-row>
        <table:table-row table:style-name="ro1">
          <table:table-cell office:value-type="string" calcext:value-type="string">
            <text:p>2016/10/12</text:p>
          </table:table-cell>
          <table:table-cell office:value-type="float" office:value="2.38125" calcext:value-type="float">
            <text:p>2.38125</text:p>
          </table:table-cell>
        </table:table-row>
        <table:table-row table:style-name="ro1">
          <table:table-cell office:value-type="string" calcext:value-type="string">
            <text:p>2016/10/13</text:p>
          </table:table-cell>
          <table:table-cell office:value-type="float" office:value="2.3839" calcext:value-type="float">
            <text:p>2.3839</text:p>
          </table:table-cell>
        </table:table-row>
        <table:table-row table:style-name="ro1">
          <table:table-cell office:value-type="string" calcext:value-type="string">
            <text:p>2016/10/14</text:p>
          </table:table-cell>
          <table:table-cell office:value-type="float" office:value="2.3839" calcext:value-type="float">
            <text:p>2.3839</text:p>
          </table:table-cell>
        </table:table-row>
        <table:table-row table:style-name="ro1">
          <table:table-cell office:value-type="string" calcext:value-type="string">
            <text:p>2016/10/17</text:p>
          </table:table-cell>
          <table:table-cell office:value-type="float" office:value="2.37905" calcext:value-type="float">
            <text:p>2.37905</text:p>
          </table:table-cell>
        </table:table-row>
        <table:table-row table:style-name="ro1">
          <table:table-cell office:value-type="string" calcext:value-type="string">
            <text:p>2016/10/18</text:p>
          </table:table-cell>
          <table:table-cell office:value-type="float" office:value="2.37355" calcext:value-type="float">
            <text:p>2.37355</text:p>
          </table:table-cell>
        </table:table-row>
        <table:table-row table:style-name="ro1">
          <table:table-cell office:value-type="string" calcext:value-type="string">
            <text:p>2016/10/19</text:p>
          </table:table-cell>
          <table:table-cell office:value-type="float" office:value="2.6538" calcext:value-type="float">
            <text:p>2.6538</text:p>
          </table:table-cell>
        </table:table-row>
        <table:table-row table:style-name="ro1">
          <table:table-cell office:value-type="string" calcext:value-type="string">
            <text:p>2016/10/20</text:p>
          </table:table-cell>
          <table:table-cell office:value-type="float" office:value="2.66405" calcext:value-type="float">
            <text:p>2.66405</text:p>
          </table:table-cell>
        </table:table-row>
        <table:table-row table:style-name="ro1">
          <table:table-cell office:value-type="string" calcext:value-type="string">
            <text:p>2016/10/21</text:p>
          </table:table-cell>
          <table:table-cell office:value-type="float" office:value="2.66405" calcext:value-type="float">
            <text:p>2.66405</text:p>
          </table:table-cell>
        </table:table-row>
        <table:table-row table:style-name="ro1">
          <table:table-cell office:value-type="string" calcext:value-type="string">
            <text:p>2016/10/24</text:p>
          </table:table-cell>
          <table:table-cell office:value-type="float" office:value="2.66405" calcext:value-type="float">
            <text:p>2.66405</text:p>
          </table:table-cell>
        </table:table-row>
        <table:table-row table:style-name="ro1">
          <table:table-cell office:value-type="string" calcext:value-type="string">
            <text:p>2016/10/25</text:p>
          </table:table-cell>
          <table:table-cell office:value-type="float" office:value="2.66405" calcext:value-type="float">
            <text:p>2.66405</text:p>
          </table:table-cell>
        </table:table-row>
        <table:table-row table:style-name="ro1">
          <table:table-cell office:value-type="string" calcext:value-type="string">
            <text:p>2016/10/26</text:p>
          </table:table-cell>
          <table:table-cell office:value-type="float" office:value="2.66405" calcext:value-type="float">
            <text:p>2.66405</text:p>
          </table:table-cell>
        </table:table-row>
        <table:table-row table:style-name="ro1">
          <table:table-cell office:value-type="string" calcext:value-type="string">
            <text:p>2016/10/27</text:p>
          </table:table-cell>
          <table:table-cell office:value-type="float" office:value="2.66405" calcext:value-type="float">
            <text:p>2.66405</text:p>
          </table:table-cell>
        </table:table-row>
        <table:table-row table:style-name="ro1">
          <table:table-cell office:value-type="string" calcext:value-type="string">
            <text:p>2016/10/28</text:p>
          </table:table-cell>
          <table:table-cell office:value-type="float" office:value="2.66095" calcext:value-type="float">
            <text:p>2.66095</text:p>
          </table:table-cell>
        </table:table-row>
        <table:table-row table:style-name="ro1">
          <table:table-cell office:value-type="string" calcext:value-type="string">
            <text:p>2016/10/31</text:p>
          </table:table-cell>
          <table:table-cell office:value-type="float" office:value="2.66095" calcext:value-type="float">
            <text:p>2.66095</text:p>
          </table:table-cell>
        </table:table-row>
        <table:table-row table:style-name="ro1">
          <table:table-cell office:value-type="string" calcext:value-type="string">
            <text:p>2016/11/1</text:p>
          </table:table-cell>
          <table:table-cell office:value-type="float" office:value="2.6607" calcext:value-type="float">
            <text:p>2.6607</text:p>
          </table:table-cell>
        </table:table-row>
        <table:table-row table:style-name="ro1">
          <table:table-cell office:value-type="string" calcext:value-type="string">
            <text:p>2016/11/2</text:p>
          </table:table-cell>
          <table:table-cell office:value-type="float" office:value="2.6553" calcext:value-type="float">
            <text:p>2.6553</text:p>
          </table:table-cell>
        </table:table-row>
        <table:table-row table:style-name="ro1">
          <table:table-cell office:value-type="string" calcext:value-type="string">
            <text:p>2016/11/3</text:p>
          </table:table-cell>
          <table:table-cell office:value-type="float" office:value="2.6553" calcext:value-type="float">
            <text:p>2.6553</text:p>
          </table:table-cell>
        </table:table-row>
        <table:table-row table:style-name="ro1">
          <table:table-cell office:value-type="string" calcext:value-type="string">
            <text:p>2016/11/4</text:p>
          </table:table-cell>
          <table:table-cell office:value-type="float" office:value="2.6553" calcext:value-type="float">
            <text:p>2.6553</text:p>
          </table:table-cell>
        </table:table-row>
        <table:table-row table:style-name="ro1">
          <table:table-cell office:value-type="string" calcext:value-type="string">
            <text:p>2016/11/7</text:p>
          </table:table-cell>
          <table:table-cell office:value-type="float" office:value="2.6553" calcext:value-type="float">
            <text:p>2.6553</text:p>
          </table:table-cell>
        </table:table-row>
        <table:table-row table:style-name="ro1">
          <table:table-cell office:value-type="string" calcext:value-type="string">
            <text:p>2016/11/8</text:p>
          </table:table-cell>
          <table:table-cell office:value-type="float" office:value="2.6553" calcext:value-type="float">
            <text:p>2.6553</text:p>
          </table:table-cell>
        </table:table-row>
        <table:table-row table:style-name="ro1">
          <table:table-cell office:value-type="string" calcext:value-type="string">
            <text:p>2016/11/9</text:p>
          </table:table-cell>
          <table:table-cell office:value-type="float" office:value="2.6478" calcext:value-type="float">
            <text:p>2.6478</text:p>
          </table:table-cell>
        </table:table-row>
        <table:table-row table:style-name="ro1">
          <table:table-cell office:value-type="string" calcext:value-type="string">
            <text:p>2016/11/10</text:p>
          </table:table-cell>
          <table:table-cell office:value-type="float" office:value="2.6478" calcext:value-type="float">
            <text:p>2.6478</text:p>
          </table:table-cell>
        </table:table-row>
        <table:table-row table:style-name="ro1">
          <table:table-cell office:value-type="string" calcext:value-type="string">
            <text:p>2016/11/11</text:p>
          </table:table-cell>
          <table:table-cell office:value-type="float" office:value="2.53455" calcext:value-type="float">
            <text:p>2.53455</text:p>
          </table:table-cell>
        </table:table-row>
        <table:table-row table:style-name="ro1">
          <table:table-cell office:value-type="string" calcext:value-type="string">
            <text:p>2016/11/14</text:p>
          </table:table-cell>
          <table:table-cell office:value-type="float" office:value="2.52865" calcext:value-type="float">
            <text:p>2.52865</text:p>
          </table:table-cell>
        </table:table-row>
        <table:table-row table:style-name="ro1">
          <table:table-cell office:value-type="string" calcext:value-type="string">
            <text:p>2016/11/15</text:p>
          </table:table-cell>
          <table:table-cell office:value-type="float" office:value="2.5284" calcext:value-type="float">
            <text:p>2.5284</text:p>
          </table:table-cell>
        </table:table-row>
        <table:table-row table:style-name="ro1">
          <table:table-cell office:value-type="string" calcext:value-type="string">
            <text:p>2016/11/16</text:p>
          </table:table-cell>
          <table:table-cell office:value-type="float" office:value="2.53215" calcext:value-type="float">
            <text:p>2.53215</text:p>
          </table:table-cell>
        </table:table-row>
        <table:table-row table:style-name="ro1">
          <table:table-cell office:value-type="string" calcext:value-type="string">
            <text:p>2016/11/17</text:p>
          </table:table-cell>
          <table:table-cell office:value-type="float" office:value="2.53215" calcext:value-type="float">
            <text:p>2.53215</text:p>
          </table:table-cell>
        </table:table-row>
        <table:table-row table:style-name="ro1">
          <table:table-cell office:value-type="string" calcext:value-type="string">
            <text:p>2016/11/18</text:p>
          </table:table-cell>
          <table:table-cell office:value-type="float" office:value="2.53215" calcext:value-type="float">
            <text:p>2.53215</text:p>
          </table:table-cell>
        </table:table-row>
        <table:table-row table:style-name="ro1">
          <table:table-cell office:value-type="string" calcext:value-type="string">
            <text:p>2016/11/21</text:p>
          </table:table-cell>
          <table:table-cell office:value-type="float" office:value="2.53215" calcext:value-type="float">
            <text:p>2.53215</text:p>
          </table:table-cell>
        </table:table-row>
        <table:table-row table:style-name="ro1">
          <table:table-cell office:value-type="string" calcext:value-type="string">
            <text:p>2016/11/22</text:p>
          </table:table-cell>
          <table:table-cell office:value-type="float" office:value="2.53215" calcext:value-type="float">
            <text:p>2.53215</text:p>
          </table:table-cell>
        </table:table-row>
        <table:table-row table:style-name="ro1">
          <table:table-cell office:value-type="string" calcext:value-type="string">
            <text:p>2016/11/23</text:p>
          </table:table-cell>
          <table:table-cell office:value-type="float" office:value="2.53215" calcext:value-type="float">
            <text:p>2.53215</text:p>
          </table:table-cell>
        </table:table-row>
        <table:table-row table:style-name="ro1">
          <table:table-cell office:value-type="string" calcext:value-type="string">
            <text:p>2016/11/24</text:p>
          </table:table-cell>
          <table:table-cell office:value-type="float" office:value="2.53215" calcext:value-type="float">
            <text:p>2.53215</text:p>
          </table:table-cell>
        </table:table-row>
        <table:table-row table:style-name="ro1">
          <table:table-cell office:value-type="string" calcext:value-type="string">
            <text:p>2016/11/25</text:p>
          </table:table-cell>
          <table:table-cell office:value-type="float" office:value="2.53215" calcext:value-type="float">
            <text:p>2.53215</text:p>
          </table:table-cell>
        </table:table-row>
        <table:table-row table:style-name="ro1">
          <table:table-cell office:value-type="string" calcext:value-type="string">
            <text:p>2016/11/28</text:p>
          </table:table-cell>
          <table:table-cell office:value-type="float" office:value="2.53215" calcext:value-type="float">
            <text:p>2.53215</text:p>
          </table:table-cell>
        </table:table-row>
        <table:table-row table:style-name="ro1">
          <table:table-cell office:value-type="string" calcext:value-type="string">
            <text:p>2016/11/29</text:p>
          </table:table-cell>
          <table:table-cell office:value-type="float" office:value="2.53215" calcext:value-type="float">
            <text:p>2.53215</text:p>
          </table:table-cell>
        </table:table-row>
        <table:table-row table:style-name="ro1">
          <table:table-cell office:value-type="string" calcext:value-type="string">
            <text:p>2016/11/30</text:p>
          </table:table-cell>
          <table:table-cell office:value-type="float" office:value="2.53215" calcext:value-type="float">
            <text:p>2.53215</text:p>
          </table:table-cell>
        </table:table-row>
        <table:table-row table:style-name="ro1">
          <table:table-cell office:value-type="string" calcext:value-type="string">
            <text:p>2016/12/1</text:p>
          </table:table-cell>
          <table:table-cell office:value-type="float" office:value="2.53215" calcext:value-type="float">
            <text:p>2.53215</text:p>
          </table:table-cell>
        </table:table-row>
        <table:table-row table:style-name="ro1">
          <table:table-cell office:value-type="string" calcext:value-type="string">
            <text:p>2016/12/2</text:p>
          </table:table-cell>
          <table:table-cell office:value-type="float" office:value="2.53215" calcext:value-type="float">
            <text:p>2.53215</text:p>
          </table:table-cell>
        </table:table-row>
        <table:table-row table:style-name="ro1">
          <table:table-cell office:value-type="string" calcext:value-type="string">
            <text:p>2016/12/5</text:p>
          </table:table-cell>
          <table:table-cell office:value-type="float" office:value="2.5319" calcext:value-type="float">
            <text:p>2.5319</text:p>
          </table:table-cell>
        </table:table-row>
        <table:table-row table:style-name="ro1">
          <table:table-cell office:value-type="string" calcext:value-type="string">
            <text:p>2016/12/6</text:p>
          </table:table-cell>
          <table:table-cell office:value-type="float" office:value="2.54715" calcext:value-type="float">
            <text:p>2.54715</text:p>
          </table:table-cell>
        </table:table-row>
        <table:table-row table:style-name="ro1">
          <table:table-cell office:value-type="string" calcext:value-type="string">
            <text:p>2016/12/7</text:p>
          </table:table-cell>
          <table:table-cell office:value-type="float" office:value="2.54715" calcext:value-type="float">
            <text:p>2.54715</text:p>
          </table:table-cell>
        </table:table-row>
        <table:table-row table:style-name="ro1">
          <table:table-cell office:value-type="string" calcext:value-type="string">
            <text:p>2016/12/8</text:p>
          </table:table-cell>
          <table:table-cell office:value-type="float" office:value="2.54715" calcext:value-type="float">
            <text:p>2.54715</text:p>
          </table:table-cell>
        </table:table-row>
        <table:table-row table:style-name="ro1">
          <table:table-cell office:value-type="string" calcext:value-type="string">
            <text:p>2016/12/9</text:p>
          </table:table-cell>
          <table:table-cell office:value-type="float" office:value="2.54715" calcext:value-type="float">
            <text:p>2.54715</text:p>
          </table:table-cell>
        </table:table-row>
        <table:table-row table:style-name="ro1">
          <table:table-cell office:value-type="string" calcext:value-type="string">
            <text:p>2016/12/12</text:p>
          </table:table-cell>
          <table:table-cell office:value-type="float" office:value="2.54715" calcext:value-type="float">
            <text:p>2.54715</text:p>
          </table:table-cell>
        </table:table-row>
        <table:table-row table:style-name="ro1">
          <table:table-cell office:value-type="string" calcext:value-type="string">
            <text:p>2016/12/13</text:p>
          </table:table-cell>
          <table:table-cell office:value-type="float" office:value="2.54715" calcext:value-type="float">
            <text:p>2.54715</text:p>
          </table:table-cell>
        </table:table-row>
        <table:table-row table:style-name="ro1">
          <table:table-cell office:value-type="string" calcext:value-type="string">
            <text:p>2016/12/14</text:p>
          </table:table-cell>
          <table:table-cell office:value-type="float" office:value="2.54715" calcext:value-type="float">
            <text:p>2.54715</text:p>
          </table:table-cell>
        </table:table-row>
        <table:table-row table:style-name="ro1">
          <table:table-cell office:value-type="string" calcext:value-type="string">
            <text:p>2016/12/15</text:p>
          </table:table-cell>
          <table:table-cell office:value-type="float" office:value="2.54715" calcext:value-type="float">
            <text:p>2.54715</text:p>
          </table:table-cell>
        </table:table-row>
        <table:table-row table:style-name="ro1">
          <table:table-cell office:value-type="string" calcext:value-type="string">
            <text:p>2016/12/16</text:p>
          </table:table-cell>
          <table:table-cell office:value-type="float" office:value="2.54715" calcext:value-type="float">
            <text:p>2.54715</text:p>
          </table:table-cell>
        </table:table-row>
        <table:table-row table:style-name="ro1">
          <table:table-cell office:value-type="string" calcext:value-type="string">
            <text:p>2016/12/19</text:p>
          </table:table-cell>
          <table:table-cell office:value-type="float" office:value="2.54715" calcext:value-type="float">
            <text:p>2.54715</text:p>
          </table:table-cell>
        </table:table-row>
        <table:table-row table:style-name="ro1">
          <table:table-cell office:value-type="string" calcext:value-type="string">
            <text:p>2016/12/20</text:p>
          </table:table-cell>
          <table:table-cell office:value-type="float" office:value="2.54715" calcext:value-type="float">
            <text:p>2.54715</text:p>
          </table:table-cell>
        </table:table-row>
        <table:table-row table:style-name="ro1">
          <table:table-cell office:value-type="string" calcext:value-type="string">
            <text:p>2016/12/21</text:p>
          </table:table-cell>
          <table:table-cell office:value-type="float" office:value="2.54715" calcext:value-type="float">
            <text:p>2.54715</text:p>
          </table:table-cell>
        </table:table-row>
        <table:table-row table:style-name="ro1">
          <table:table-cell office:value-type="string" calcext:value-type="string">
            <text:p>2016/12/22</text:p>
          </table:table-cell>
          <table:table-cell office:value-type="float" office:value="2.54715" calcext:value-type="float">
            <text:p>2.54715</text:p>
          </table:table-cell>
        </table:table-row>
        <table:table-row table:style-name="ro1">
          <table:table-cell office:value-type="string" calcext:value-type="string">
            <text:p>2016/12/23</text:p>
          </table:table-cell>
          <table:table-cell office:value-type="float" office:value="2.54715" calcext:value-type="float">
            <text:p>2.54715</text:p>
          </table:table-cell>
        </table:table-row>
        <table:table-row table:style-name="ro1">
          <table:table-cell office:value-type="string" calcext:value-type="string">
            <text:p>2016/12/26</text:p>
          </table:table-cell>
          <table:table-cell office:value-type="float" office:value="2.54715" calcext:value-type="float">
            <text:p>2.54715</text:p>
          </table:table-cell>
        </table:table-row>
        <table:table-row table:style-name="ro1">
          <table:table-cell office:value-type="string" calcext:value-type="string">
            <text:p>2016/12/27</text:p>
          </table:table-cell>
          <table:table-cell office:value-type="float" office:value="2.54715" calcext:value-type="float">
            <text:p>2.54715</text:p>
          </table:table-cell>
        </table:table-row>
        <table:table-row table:style-name="ro1">
          <table:table-cell office:value-type="string" calcext:value-type="string">
            <text:p>2016/12/28</text:p>
          </table:table-cell>
          <table:table-cell office:value-type="float" office:value="2.54715" calcext:value-type="float">
            <text:p>2.54715</text:p>
          </table:table-cell>
        </table:table-row>
        <table:table-row table:style-name="ro1">
          <table:table-cell office:value-type="string" calcext:value-type="string">
            <text:p>2016/12/29</text:p>
          </table:table-cell>
          <table:table-cell office:value-type="float" office:value="2.5469" calcext:value-type="float">
            <text:p>2.5469</text:p>
          </table:table-cell>
        </table:table-row>
        <table:table-row table:style-name="ro1">
          <table:table-cell office:value-type="string" calcext:value-type="string">
            <text:p>2016/12/30</text:p>
          </table:table-cell>
          <table:table-cell office:value-type="float" office:value="2.5609" calcext:value-type="float">
            <text:p>2.5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4T17:29:58.220336206</dc:date>
    <meta:editing-duration>PT50S</meta:editing-duration>
    <meta:editing-cycles>1</meta:editing-cycles>
    <meta:document-statistic meta:table-count="1" meta:cell-count="49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4.201cm" style:legend-expansion="high" chart:style-name="ch2"/>
        <chart:plot-area chart:style-name="ch3" table:cell-range-address="option_roi_result.A1:option_roi_result.B245" chart:data-source-has-labels="both" svg:x="0.32cm" svg:y="0.18cm" svg:width="13.646cm" svg:height="8.64cm">
          <chartooo:coordinate-region svg:x="1.047cm" svg:y="0.379cm" svg:width="12.639cm" svg:height="7.794cm"/>
          <chart:axis chart:dimension="x" chart:name="primary-x" chart:style-name="ch4" chartooo:axis-type="auto">
            <chart:categories table:cell-range-address="option_roi_result.A2:option_roi_result.A2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B2:option_roi_result.B245" chart:label-cell-address="option_roi_result.B1:option_roi_result.B1" chart:class="chart:scatter">
            <chart:data-point chart:repeated="2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6/1/4</text:p>
                <draw:g>
                  <svg:desc>option_roi_result.A2:option_roi_result.A245</svg:desc>
                </draw:g>
              </table:table-cell>
              <table:table-cell office:value-type="float" office:value="0.9919">
                <text:p>0.9919</text:p>
                <draw:g>
                  <svg:desc>option_roi_result.B2:option_roi_result.B245</svg:desc>
                </draw:g>
              </table:table-cell>
            </table:table-row>
            <table:table-row>
              <table:table-cell office:value-type="string">
                <text:p>2016/1/5</text:p>
              </table:table-cell>
              <table:table-cell office:value-type="float" office:value="0.9744">
                <text:p>0.9744</text:p>
              </table:table-cell>
            </table:table-row>
            <table:table-row>
              <table:table-cell office:value-type="string">
                <text:p>2016/1/6</text:p>
              </table:table-cell>
              <table:table-cell office:value-type="float" office:value="0.96465">
                <text:p>0.96465</text:p>
              </table:table-cell>
            </table:table-row>
            <table:table-row>
              <table:table-cell office:value-type="string">
                <text:p>2016/1/7</text:p>
              </table:table-cell>
              <table:table-cell office:value-type="float" office:value="0.94335">
                <text:p>0.94335</text:p>
              </table:table-cell>
            </table:table-row>
            <table:table-row>
              <table:table-cell office:value-type="string">
                <text:p>2016/1/8</text:p>
              </table:table-cell>
              <table:table-cell office:value-type="float" office:value="0.9426">
                <text:p>0.9426</text:p>
              </table:table-cell>
            </table:table-row>
            <table:table-row>
              <table:table-cell office:value-type="string">
                <text:p>2016/1/11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string">
                <text:p>2016/1/12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string">
                <text:p>2016/1/13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string">
                <text:p>2016/1/14</text:p>
              </table:table-cell>
              <table:table-cell office:value-type="float" office:value="0.8827">
                <text:p>0.8827</text:p>
              </table:table-cell>
            </table:table-row>
            <table:table-row>
              <table:table-cell office:value-type="string">
                <text:p>2016/1/15</text:p>
              </table:table-cell>
              <table:table-cell office:value-type="float" office:value="0.8827">
                <text:p>0.8827</text:p>
              </table:table-cell>
            </table:table-row>
            <table:table-row>
              <table:table-cell office:value-type="string">
                <text:p>2016/1/18</text:p>
              </table:table-cell>
              <table:table-cell office:value-type="float" office:value="1.14445">
                <text:p>1.14445</text:p>
              </table:table-cell>
            </table:table-row>
            <table:table-row>
              <table:table-cell office:value-type="string">
                <text:p>2016/1/19</text:p>
              </table:table-cell>
              <table:table-cell office:value-type="float" office:value="1.14445">
                <text:p>1.14445</text:p>
              </table:table-cell>
            </table:table-row>
            <table:table-row>
              <table:table-cell office:value-type="string">
                <text:p>2016/1/20</text:p>
              </table:table-cell>
              <table:table-cell office:value-type="float" office:value="1.13845">
                <text:p>1.13845</text:p>
              </table:table-cell>
            </table:table-row>
            <table:table-row>
              <table:table-cell office:value-type="string">
                <text:p>2016/1/21</text:p>
              </table:table-cell>
              <table:table-cell office:value-type="float" office:value="1.13845">
                <text:p>1.13845</text:p>
              </table:table-cell>
            </table:table-row>
            <table:table-row>
              <table:table-cell office:value-type="string">
                <text:p>2016/1/22</text:p>
              </table:table-cell>
              <table:table-cell office:value-type="float" office:value="1.11085">
                <text:p>1.11085</text:p>
              </table:table-cell>
            </table:table-row>
            <table:table-row>
              <table:table-cell office:value-type="string">
                <text:p>2016/1/25</text:p>
              </table:table-cell>
              <table:table-cell office:value-type="float" office:value="1.1106">
                <text:p>1.1106</text:p>
              </table:table-cell>
            </table:table-row>
            <table:table-row>
              <table:table-cell office:value-type="string">
                <text:p>2016/1/26</text:p>
              </table:table-cell>
              <table:table-cell office:value-type="float" office:value="1.1014">
                <text:p>1.1014</text:p>
              </table:table-cell>
            </table:table-row>
            <table:table-row>
              <table:table-cell office:value-type="string">
                <text:p>2016/1/27</text:p>
              </table:table-cell>
              <table:table-cell office:value-type="float" office:value="1.09825">
                <text:p>1.09825</text:p>
              </table:table-cell>
            </table:table-row>
            <table:table-row>
              <table:table-cell office:value-type="string">
                <text:p>2016/1/28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2016/1/29</text:p>
              </table:table-cell>
              <table:table-cell office:value-type="float" office:value="1.209">
                <text:p>1.209</text:p>
              </table:table-cell>
            </table:table-row>
            <table:table-row>
              <table:table-cell office:value-type="string">
                <text:p>2016/1/30</text:p>
              </table:table-cell>
              <table:table-cell office:value-type="float" office:value="1.20875">
                <text:p>1.20875</text:p>
              </table:table-cell>
            </table:table-row>
            <table:table-row>
              <table:table-cell office:value-type="string">
                <text:p>2016/2/1</text:p>
              </table:table-cell>
              <table:table-cell office:value-type="float" office:value="1.20575">
                <text:p>1.20575</text:p>
              </table:table-cell>
            </table:table-row>
            <table:table-row>
              <table:table-cell office:value-type="string">
                <text:p>2016/2/2</text:p>
              </table:table-cell>
              <table:table-cell office:value-type="float" office:value="1.20575">
                <text:p>1.20575</text:p>
              </table:table-cell>
            </table:table-row>
            <table:table-row>
              <table:table-cell office:value-type="string">
                <text:p>2016/2/3</text:p>
              </table:table-cell>
              <table:table-cell office:value-type="float" office:value="1.2055">
                <text:p>1.2055</text:p>
              </table:table-cell>
            </table:table-row>
            <table:table-row>
              <table:table-cell office:value-type="string">
                <text:p>2016/2/15</text:p>
              </table:table-cell>
              <table:table-cell office:value-type="float" office:value="1.19775">
                <text:p>1.19775</text:p>
              </table:table-cell>
            </table:table-row>
            <table:table-row>
              <table:table-cell office:value-type="string">
                <text:p>2016/2/16</text:p>
              </table:table-cell>
              <table:table-cell office:value-type="float" office:value="1.27175">
                <text:p>1.27175</text:p>
              </table:table-cell>
            </table:table-row>
            <table:table-row>
              <table:table-cell office:value-type="string">
                <text:p>2016/2/17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18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19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22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23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24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25</text:p>
              </table:table-cell>
              <table:table-cell office:value-type="float" office:value="1.29195">
                <text:p>1.29195</text:p>
              </table:table-cell>
            </table:table-row>
            <table:table-row>
              <table:table-cell office:value-type="string">
                <text:p>2016/2/26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1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2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3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4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7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8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9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10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11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14</text:p>
              </table:table-cell>
              <table:table-cell office:value-type="float" office:value="1.31195">
                <text:p>1.31195</text:p>
              </table:table-cell>
            </table:table-row>
            <table:table-row>
              <table:table-cell office:value-type="string">
                <text:p>2016/3/15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16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17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18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1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2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3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4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5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3/28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3/29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3/30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3/31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4/1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4/6</text:p>
              </table:table-cell>
              <table:table-cell office:value-type="float" office:value="1.2279">
                <text:p>1.2279</text:p>
              </table:table-cell>
            </table:table-row>
            <table:table-row>
              <table:table-cell office:value-type="string">
                <text:p>2016/4/7</text:p>
              </table:table-cell>
              <table:table-cell office:value-type="float" office:value="1.2279">
                <text:p>1.2279</text:p>
              </table:table-cell>
            </table:table-row>
            <table:table-row>
              <table:table-cell office:value-type="string">
                <text:p>2016/4/8</text:p>
              </table:table-cell>
              <table:table-cell office:value-type="float" office:value="1.22765">
                <text:p>1.22765</text:p>
              </table:table-cell>
            </table:table-row>
            <table:table-row>
              <table:table-cell office:value-type="string">
                <text:p>2016/4/11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2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3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4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5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8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9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20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21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22</text:p>
              </table:table-cell>
              <table:table-cell office:value-type="float" office:value="1.2129">
                <text:p>1.2129</text:p>
              </table:table-cell>
            </table:table-row>
            <table:table-row>
              <table:table-cell office:value-type="string">
                <text:p>2016/4/25</text:p>
              </table:table-cell>
              <table:table-cell office:value-type="float" office:value="1.2129">
                <text:p>1.2129</text:p>
              </table:table-cell>
            </table:table-row>
            <table:table-row>
              <table:table-cell office:value-type="string">
                <text:p>2016/4/26</text:p>
              </table:table-cell>
              <table:table-cell office:value-type="float" office:value="1.2129">
                <text:p>1.2129</text:p>
              </table:table-cell>
            </table:table-row>
            <table:table-row>
              <table:table-cell office:value-type="string">
                <text:p>2016/4/27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4/28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4/29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5/3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5/4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5/5</text:p>
              </table:table-cell>
              <table:table-cell office:value-type="float" office:value="1.1711">
                <text:p>1.1711</text:p>
              </table:table-cell>
            </table:table-row>
            <table:table-row>
              <table:table-cell office:value-type="string">
                <text:p>2016/5/6</text:p>
              </table:table-cell>
              <table:table-cell office:value-type="float" office:value="1.1711">
                <text:p>1.1711</text:p>
              </table:table-cell>
            </table:table-row>
            <table:table-row>
              <table:table-cell office:value-type="string">
                <text:p>2016/5/9</text:p>
              </table:table-cell>
              <table:table-cell office:value-type="float" office:value="1.1711">
                <text:p>1.1711</text:p>
              </table:table-cell>
            </table:table-row>
            <table:table-row>
              <table:table-cell office:value-type="string">
                <text:p>2016/5/10</text:p>
              </table:table-cell>
              <table:table-cell office:value-type="float" office:value="1.1711">
                <text:p>1.1711</text:p>
              </table:table-cell>
            </table:table-row>
            <table:table-row>
              <table:table-cell office:value-type="string">
                <text:p>2016/5/11</text:p>
              </table:table-cell>
              <table:table-cell office:value-type="float" office:value="1.1663">
                <text:p>1.1663</text:p>
              </table:table-cell>
            </table:table-row>
            <table:table-row>
              <table:table-cell office:value-type="string">
                <text:p>2016/5/12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016/5/13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016/5/16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016/5/17</text:p>
              </table:table-cell>
              <table:table-cell office:value-type="float" office:value="1.0969">
                <text:p>1.0969</text:p>
              </table:table-cell>
            </table:table-row>
            <table:table-row>
              <table:table-cell office:value-type="string">
                <text:p>2016/5/18</text:p>
              </table:table-cell>
              <table:table-cell office:value-type="float" office:value="1.0647">
                <text:p>1.0647</text:p>
              </table:table-cell>
            </table:table-row>
            <table:table-row>
              <table:table-cell office:value-type="string">
                <text:p>2016/5/19</text:p>
              </table:table-cell>
              <table:table-cell office:value-type="float" office:value="1.0647">
                <text:p>1.0647</text:p>
              </table:table-cell>
            </table:table-row>
            <table:table-row>
              <table:table-cell office:value-type="string">
                <text:p>2016/5/20</text:p>
              </table:table-cell>
              <table:table-cell office:value-type="float" office:value="1.06445">
                <text:p>1.06445</text:p>
              </table:table-cell>
            </table:table-row>
            <table:table-row>
              <table:table-cell office:value-type="string">
                <text:p>2016/5/23</text:p>
              </table:table-cell>
              <table:table-cell office:value-type="float" office:value="1.1158">
                <text:p>1.1158</text:p>
              </table:table-cell>
            </table:table-row>
            <table:table-row>
              <table:table-cell office:value-type="string">
                <text:p>2016/5/24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25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26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27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30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31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1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2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3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4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6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7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8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13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14</text:p>
              </table:table-cell>
              <table:table-cell office:value-type="float" office:value="1.08615">
                <text:p>1.08615</text:p>
              </table:table-cell>
            </table:table-row>
            <table:table-row>
              <table:table-cell office:value-type="string">
                <text:p>2016/6/15</text:p>
              </table:table-cell>
              <table:table-cell office:value-type="float" office:value="1.0975">
                <text:p>1.0975</text:p>
              </table:table-cell>
            </table:table-row>
            <table:table-row>
              <table:table-cell office:value-type="string">
                <text:p>2016/6/16</text:p>
              </table:table-cell>
              <table:table-cell office:value-type="float" office:value="1.0975">
                <text:p>1.0975</text:p>
              </table:table-cell>
            </table:table-row>
            <table:table-row>
              <table:table-cell office:value-type="string">
                <text:p>2016/6/17</text:p>
              </table:table-cell>
              <table:table-cell office:value-type="float" office:value="1.0975">
                <text:p>1.0975</text:p>
              </table:table-cell>
            </table:table-row>
            <table:table-row>
              <table:table-cell office:value-type="string">
                <text:p>2016/6/20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1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2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3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4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7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>2016/6/28</text:p>
              </table:table-cell>
              <table:table-cell office:value-type="float" office:value="1.14925">
                <text:p>1.14925</text:p>
              </table:table-cell>
            </table:table-row>
            <table:table-row>
              <table:table-cell office:value-type="string">
                <text:p>2016/6/29</text:p>
              </table:table-cell>
              <table:table-cell office:value-type="float" office:value="1.28875">
                <text:p>1.28875</text:p>
              </table:table-cell>
            </table:table-row>
            <table:table-row>
              <table:table-cell office:value-type="string">
                <text:p>2016/6/30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1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4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5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6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7</text:p>
              </table:table-cell>
              <table:table-cell office:value-type="float" office:value="1.2845">
                <text:p>1.2845</text:p>
              </table:table-cell>
            </table:table-row>
            <table:table-row>
              <table:table-cell office:value-type="string">
                <text:p>2016/7/11</text:p>
              </table:table-cell>
              <table:table-cell office:value-type="float" office:value="1.327">
                <text:p>1.327</text:p>
              </table:table-cell>
            </table:table-row>
            <table:table-row>
              <table:table-cell office:value-type="string">
                <text:p>2016/7/12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3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4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5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8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9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0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1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2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5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6</text:p>
              </table:table-cell>
              <table:table-cell office:value-type="float" office:value="1.3435">
                <text:p>1.3435</text:p>
              </table:table-cell>
            </table:table-row>
            <table:table-row>
              <table:table-cell office:value-type="string">
                <text:p>2016/7/27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7/28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7/29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2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3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4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5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8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9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0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1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2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5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6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7</text:p>
              </table:table-cell>
              <table:table-cell office:value-type="float" office:value="1.3572">
                <text:p>1.3572</text:p>
              </table:table-cell>
            </table:table-row>
            <table:table-row>
              <table:table-cell office:value-type="string">
                <text:p>2016/8/18</text:p>
              </table:table-cell>
              <table:table-cell office:value-type="float" office:value="1.3572">
                <text:p>1.3572</text:p>
              </table:table-cell>
            </table:table-row>
            <table:table-row>
              <table:table-cell office:value-type="string">
                <text:p>2016/8/19</text:p>
              </table:table-cell>
              <table:table-cell office:value-type="float" office:value="1.3572">
                <text:p>1.3572</text:p>
              </table:table-cell>
            </table:table-row>
            <table:table-row>
              <table:table-cell office:value-type="string">
                <text:p>2016/8/22</text:p>
              </table:table-cell>
              <table:table-cell office:value-type="float" office:value="1.3572">
                <text:p>1.3572</text:p>
              </table:table-cell>
            </table:table-row>
            <table:table-row>
              <table:table-cell office:value-type="string">
                <text:p>2016/8/23</text:p>
              </table:table-cell>
              <table:table-cell office:value-type="float" office:value="1.35495">
                <text:p>1.35495</text:p>
              </table:table-cell>
            </table:table-row>
            <table:table-row>
              <table:table-cell office:value-type="string">
                <text:p>2016/8/24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25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26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29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30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31</text:p>
              </table:table-cell>
              <table:table-cell office:value-type="float" office:value="1.4116">
                <text:p>1.4116</text:p>
              </table:table-cell>
            </table:table-row>
            <table:table-row>
              <table:table-cell office:value-type="string">
                <text:p>2016/9/1</text:p>
              </table:table-cell>
              <table:table-cell office:value-type="float" office:value="1.406">
                <text:p>1.406</text:p>
              </table:table-cell>
            </table:table-row>
            <table:table-row>
              <table:table-cell office:value-type="string">
                <text:p>2016/9/2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5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6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7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8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9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10</text:p>
              </table:table-cell>
              <table:table-cell office:value-type="float" office:value="1.36225">
                <text:p>1.36225</text:p>
              </table:table-cell>
            </table:table-row>
            <table:table-row>
              <table:table-cell office:value-type="string">
                <text:p>2016/9/12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2016/9/13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2016/9/14</text:p>
              </table:table-cell>
              <table:table-cell office:value-type="float" office:value="1.3615">
                <text:p>1.3615</text:p>
              </table:table-cell>
            </table:table-row>
            <table:table-row>
              <table:table-cell office:value-type="string">
                <text:p>2016/9/19</text:p>
              </table:table-cell>
              <table:table-cell office:value-type="float" office:value="1.83275">
                <text:p>1.83275</text:p>
              </table:table-cell>
            </table:table-row>
            <table:table-row>
              <table:table-cell office:value-type="string">
                <text:p>2016/9/20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1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2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3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6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9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30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10/3</text:p>
              </table:table-cell>
              <table:table-cell office:value-type="float" office:value="2.36875">
                <text:p>2.36875</text:p>
              </table:table-cell>
            </table:table-row>
            <table:table-row>
              <table:table-cell office:value-type="string">
                <text:p>2016/10/4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5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6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7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11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12</text:p>
              </table:table-cell>
              <table:table-cell office:value-type="float" office:value="2.38125">
                <text:p>2.38125</text:p>
              </table:table-cell>
            </table:table-row>
            <table:table-row>
              <table:table-cell office:value-type="string">
                <text:p>2016/10/13</text:p>
              </table:table-cell>
              <table:table-cell office:value-type="float" office:value="2.3839">
                <text:p>2.3839</text:p>
              </table:table-cell>
            </table:table-row>
            <table:table-row>
              <table:table-cell office:value-type="string">
                <text:p>2016/10/14</text:p>
              </table:table-cell>
              <table:table-cell office:value-type="float" office:value="2.3839">
                <text:p>2.3839</text:p>
              </table:table-cell>
            </table:table-row>
            <table:table-row>
              <table:table-cell office:value-type="string">
                <text:p>2016/10/17</text:p>
              </table:table-cell>
              <table:table-cell office:value-type="float" office:value="2.37905">
                <text:p>2.37905</text:p>
              </table:table-cell>
            </table:table-row>
            <table:table-row>
              <table:table-cell office:value-type="string">
                <text:p>2016/10/18</text:p>
              </table:table-cell>
              <table:table-cell office:value-type="float" office:value="2.37355">
                <text:p>2.37355</text:p>
              </table:table-cell>
            </table:table-row>
            <table:table-row>
              <table:table-cell office:value-type="string">
                <text:p>2016/10/19</text:p>
              </table:table-cell>
              <table:table-cell office:value-type="float" office:value="2.6538">
                <text:p>2.6538</text:p>
              </table:table-cell>
            </table:table-row>
            <table:table-row>
              <table:table-cell office:value-type="string">
                <text:p>2016/10/20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1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4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5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6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7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8</text:p>
              </table:table-cell>
              <table:table-cell office:value-type="float" office:value="2.66095">
                <text:p>2.66095</text:p>
              </table:table-cell>
            </table:table-row>
            <table:table-row>
              <table:table-cell office:value-type="string">
                <text:p>2016/10/31</text:p>
              </table:table-cell>
              <table:table-cell office:value-type="float" office:value="2.66095">
                <text:p>2.66095</text:p>
              </table:table-cell>
            </table:table-row>
            <table:table-row>
              <table:table-cell office:value-type="string">
                <text:p>2016/11/1</text:p>
              </table:table-cell>
              <table:table-cell office:value-type="float" office:value="2.6607">
                <text:p>2.6607</text:p>
              </table:table-cell>
            </table:table-row>
            <table:table-row>
              <table:table-cell office:value-type="string">
                <text:p>2016/11/2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3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4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7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8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9</text:p>
              </table:table-cell>
              <table:table-cell office:value-type="float" office:value="2.6478">
                <text:p>2.6478</text:p>
              </table:table-cell>
            </table:table-row>
            <table:table-row>
              <table:table-cell office:value-type="string">
                <text:p>2016/11/10</text:p>
              </table:table-cell>
              <table:table-cell office:value-type="float" office:value="2.6478">
                <text:p>2.6478</text:p>
              </table:table-cell>
            </table:table-row>
            <table:table-row>
              <table:table-cell office:value-type="string">
                <text:p>2016/11/11</text:p>
              </table:table-cell>
              <table:table-cell office:value-type="float" office:value="2.53455">
                <text:p>2.53455</text:p>
              </table:table-cell>
            </table:table-row>
            <table:table-row>
              <table:table-cell office:value-type="string">
                <text:p>2016/11/14</text:p>
              </table:table-cell>
              <table:table-cell office:value-type="float" office:value="2.52865">
                <text:p>2.52865</text:p>
              </table:table-cell>
            </table:table-row>
            <table:table-row>
              <table:table-cell office:value-type="string">
                <text:p>2016/11/15</text:p>
              </table:table-cell>
              <table:table-cell office:value-type="float" office:value="2.5284">
                <text:p>2.5284</text:p>
              </table:table-cell>
            </table:table-row>
            <table:table-row>
              <table:table-cell office:value-type="string">
                <text:p>2016/11/16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17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18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1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2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3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4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5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8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9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30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2/1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2/2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2/5</text:p>
              </table:table-cell>
              <table:table-cell office:value-type="float" office:value="2.5319">
                <text:p>2.5319</text:p>
              </table:table-cell>
            </table:table-row>
            <table:table-row>
              <table:table-cell office:value-type="string">
                <text:p>2016/12/6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7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8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9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2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3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4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5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6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9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0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1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2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3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6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7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8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9</text:p>
              </table:table-cell>
              <table:table-cell office:value-type="float" office:value="2.5469">
                <text:p>2.5469</text:p>
              </table:table-cell>
            </table:table-row>
            <table:table-row>
              <table:table-cell office:value-type="string">
                <text:p>2016/12/30</text:p>
              </table:table-cell>
              <table:table-cell office:value-type="float" office:value="2.5609">
                <text:p>2.56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